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</office:font-face-decls>
  <office:automatic-styles>
    <style:style style:name="TBL_0_0" style:master-page-name="master_0" style:family="table">
      <style:table-properties table:align="left" style:width="9.02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1.86in"/>
    </style:style>
    <style:style style:name="TBL_0_0_col_2" style:family="table-column">
      <style:table-column-properties style:column-width="0.8in"/>
    </style:style>
    <style:style style:name="TBL_0_0_col_3" style:family="table-column">
      <style:table-column-properties style:column-width="0.76in"/>
    </style:style>
    <style:style style:name="TBL_0_0_col_4" style:family="table-column">
      <style:table-column-properties style:column-width="1.18in"/>
    </style:style>
    <style:style style:name="TBL_0_0_col_5" style:family="table-column">
      <style:table-column-properties style:column-width="0.73in"/>
    </style:style>
    <style:style style:name="TBL_0_0_col_6" style:family="table-column">
      <style:table-column-properties style:column-width="0.81in"/>
    </style:style>
    <style:style style:name="TBL_0_0_col_7" style:family="table-column">
      <style:table-column-properties style:column-width="0.94in"/>
    </style:style>
    <style:style style:name="TBL_0_0_col_8" style:family="table-column">
      <style:table-column-properties style:column-width="1.36in"/>
    </style:style>
    <style:style style:name="TBL_0_0_col_9" style:family="table-column">
      <style:table-column-properties style:column-width="0.27in"/>
    </style:style>
    <style:style style:name="TBL_0_0_row_0" style:family="table-row">
      <style:table-row-properties style:use-optimal-row-height="false" style:row-height="0.27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27in"/>
    </style:style>
    <style:style style:name="C1" style:family="table-cell">
      <style:table-cell-properties fo:wrap-option="wrap" style:shrink-to-fit="false" fo:background-color="#C1DDF9" fo:border-top="0.006944444444444444in solid #000000" fo:padding-top="0.0in" fo:border-left="0.006944444444444444in solid #000000" fo:padding-left="0.0in" fo:border-bottom="0.006944444444444444in solid #000000" fo:padding-bottom="0.0in" fo:border-right="0.006944444444444444in solid #000000" fo:padding-right="0.0in" style:vertical-align="middle"/>
      <style:paragraph-properties fo:text-align="center"/>
    </style:style>
    <style:style style:name="P0" style:family="paragraph">
      <style:paragraph-properties fo:text-align="center" style:vertical-align="middle">
</style:paragraph-properties>
      <style:text-properties style:text-rotation-angle="0">
</style:text-properties>
    </style:style>
    <style:style style:name="T0" style:family="text">
      <style:text-properties style:font-name="Arial" fo:font-size="8.0pt" fo:font-weight="bold" fo:background-color="#C1DDF9">
</style:text-properties>
    </style:style>
    <style:style style:name="TBL_0_0_row_2" style:family="table-row">
      <style:table-row-properties style:use-optimal-row-height="false" style:row-height="0.27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T1" style:family="text">
      <style:text-properties style:font-name="Arial" fo:font-size="8.0pt">
</style:text-properties>
    </style:style>
    <style:style style:name="TBL_0_0_row_3" style:family="table-row">
      <style:table-row-properties style:use-optimal-row-height="false" style:row-height="0.27in"/>
    </style:style>
    <style:style style:name="TBL_0_0_row_4" style:family="table-row">
      <style:table-row-properties style:use-optimal-row-height="false" style:row-height="0.27in"/>
    </style:style>
    <style:style style:name="TBL_0_0_row_5" style:family="table-row">
      <style:table-row-properties style:use-optimal-row-height="false" style:row-height="0.27in"/>
    </style:style>
    <style:style style:name="TBL_0_0_row_6" style:family="table-row">
      <style:table-row-properties style:use-optimal-row-height="false" style:row-height="0.27in"/>
    </style:style>
    <style:style style:name="TBL_0_0_row_7" style:family="table-row">
      <style:table-row-properties style:use-optimal-row-height="false" style:row-height="0.27in"/>
    </style:style>
    <style:style style:name="TBL_0_0_row_8" style:family="table-row">
      <style:table-row-properties style:use-optimal-row-height="false" style:row-height="0.27in"/>
    </style:style>
    <style:style style:name="TBL_0_0_row_9" style:family="table-row">
      <style:table-row-properties style:use-optimal-row-height="false" style:row-height="0.27in"/>
    </style:style>
    <style:style style:name="TBL_0_0_row_10" style:family="table-row">
      <style:table-row-properties style:use-optimal-row-height="false" style:row-height="0.27in"/>
    </style:style>
    <style:style style:name="TBL_0_0_row_11" style:family="table-row">
      <style:table-row-properties style:use-optimal-row-height="false" style:row-height="0.27in"/>
    </style:style>
    <style:style style:name="TBL_0_0_row_12" style:family="table-row">
      <style:table-row-properties style:use-optimal-row-height="false" style:row-height="0.27in"/>
    </style:style>
    <style:style style:name="TBL_0_0_row_13" style:family="table-row">
      <style:table-row-properties style:use-optimal-row-height="false" style:row-height="0.27in"/>
    </style:style>
    <style:style style:name="TBL_0_0_row_14" style:family="table-row">
      <style:table-row-properties style:use-optimal-row-height="false" style:row-height="0.27in"/>
    </style:style>
    <style:style style:name="TBL_0_0_row_15" style:family="table-row">
      <style:table-row-properties style:use-optimal-row-height="false" style:row-height="0.27in"/>
    </style:style>
    <style:style style:name="TBL_0_0_row_16" style:family="table-row">
      <style:table-row-properties style:use-optimal-row-height="false" style:row-height="0.27in"/>
    </style:style>
    <style:style style:name="TBL_0_0_row_17" style:family="table-row">
      <style:table-row-properties style:use-optimal-row-height="false" style:row-height="0.27in"/>
    </style:style>
    <style:style style:name="TBL_0_0_row_18" style:family="table-row">
      <style:table-row-properties style:use-optimal-row-height="false" style:row-height="0.27in"/>
    </style:style>
    <style:style style:name="TBL_0_0_row_19" style:family="table-row">
      <style:table-row-properties style:use-optimal-row-height="false" style:row-height="0.27in"/>
    </style:style>
    <style:style style:name="TBL_0_0_row_20" style:family="table-row">
      <style:table-row-properties style:use-optimal-row-height="false" style:row-height="0.27in"/>
    </style:style>
    <style:style style:name="TBL_0_0_row_21" style:family="table-row">
      <style:table-row-properties style:use-optimal-row-height="false" style:row-height="0.27in"/>
    </style:style>
    <style:style style:name="TBL_0_0_row_22" style:family="table-row">
      <style:table-row-properties style:use-optimal-row-height="false" style:row-height="0.27in"/>
    </style:style>
    <style:style style:name="TBL_0_0_row_23" style:family="table-row">
      <style:table-row-properties style:use-optimal-row-height="false" style:row-height="0.27in"/>
    </style:style>
    <style:style style:name="TBL_0_0_row_24" style:family="table-row">
      <style:table-row-properties style:use-optimal-row-height="false" style:row-height="0.27in"/>
    </style:style>
    <style:style style:name="TBL_0_0_row_25" style:family="table-row">
      <style:table-row-properties style:use-optimal-row-height="false" style:row-height="0.27in"/>
    </style:style>
    <style:style style:name="TBL_0_0_row_26" style:family="table-row">
      <style:table-row-properties style:use-optimal-row-height="false" style:row-height="0.27in"/>
    </style:style>
    <style:style style:name="TBL_0_0_row_27" style:family="table-row">
      <style:table-row-properties style:use-optimal-row-height="false" style:row-height="0.27in"/>
    </style:style>
    <style:style style:name="TBL_0_0_row_28" style:family="table-row">
      <style:table-row-properties style:use-optimal-row-height="false" style:row-height="0.27in"/>
    </style:style>
    <style:style style:name="TBL_0_0_row_29" style:family="table-row">
      <style:table-row-properties style:use-optimal-row-height="false" style:row-height="0.27in"/>
    </style:style>
    <style:style style:name="TBL_0_0_row_30" style:family="table-row">
      <style:table-row-properties style:use-optimal-row-height="false" style:row-height="0.27in"/>
    </style:style>
    <style:style style:name="TBL_0_0_row_31" style:family="table-row">
      <style:table-row-properties style:use-optimal-row-height="false" style:row-height="0.27in"/>
    </style:style>
    <style:style style:name="TBL_0_0_row_32" style:family="table-row">
      <style:table-row-properties style:use-optimal-row-height="false" style:row-height="0.27in"/>
    </style:style>
    <style:style style:name="TBL_0_0_row_33" style:family="table-row">
      <style:table-row-properties style:use-optimal-row-height="false" style:row-height="0.27in"/>
    </style:style>
    <style:style style:name="TBL_0_0_row_34" style:family="table-row">
      <style:table-row-properties style:use-optimal-row-height="false" style:row-height="0.27in"/>
    </style:style>
    <style:style style:name="TBL_0_0_row_35" style:family="table-row">
      <style:table-row-properties style:use-optimal-row-height="false" style:row-height="0.27in"/>
    </style:style>
    <style:style style:name="TBL_0_0_row_36" style:family="table-row">
      <style:table-row-properties style:use-optimal-row-height="false" style:row-height="0.27in"/>
    </style:style>
    <style:style style:name="TBL_0_0_row_37" style:family="table-row">
      <style:table-row-properties style:use-optimal-row-height="false" style:row-height="0.27in"/>
    </style:style>
    <style:style style:name="TBL_0_0_row_38" style:family="table-row">
      <style:table-row-properties style:use-optimal-row-height="false" style:row-height="0.27in"/>
    </style:style>
    <style:style style:name="TBL_0_1" style:master-page-name="master_0" style:family="table">
      <style:table-properties table:align="left" style:width="9.02in" fo:break-before="page"/>
    </style:style>
    <style:style style:name="TBL_0_1_col_0" style:family="table-column">
      <style:table-column-properties style:column-width="0.27in"/>
    </style:style>
    <style:style style:name="TBL_0_1_col_1" style:family="table-column">
      <style:table-column-properties style:column-width="1.86in"/>
    </style:style>
    <style:style style:name="TBL_0_1_col_2" style:family="table-column">
      <style:table-column-properties style:column-width="0.8in"/>
    </style:style>
    <style:style style:name="TBL_0_1_col_3" style:family="table-column">
      <style:table-column-properties style:column-width="0.76in"/>
    </style:style>
    <style:style style:name="TBL_0_1_col_4" style:family="table-column">
      <style:table-column-properties style:column-width="1.18in"/>
    </style:style>
    <style:style style:name="TBL_0_1_col_5" style:family="table-column">
      <style:table-column-properties style:column-width="0.73in"/>
    </style:style>
    <style:style style:name="TBL_0_1_col_6" style:family="table-column">
      <style:table-column-properties style:column-width="0.81in"/>
    </style:style>
    <style:style style:name="TBL_0_1_col_7" style:family="table-column">
      <style:table-column-properties style:column-width="0.94in"/>
    </style:style>
    <style:style style:name="TBL_0_1_col_8" style:family="table-column">
      <style:table-column-properties style:column-width="1.36in"/>
    </style:style>
    <style:style style:name="TBL_0_1_col_9" style:family="table-column">
      <style:table-column-properties style:column-width="0.27in"/>
    </style:style>
    <style:style style:name="TBL_0_1_row_0" style:family="table-row">
      <style:table-row-properties style:use-optimal-row-height="false" style:row-height="0.27in"/>
    </style:style>
    <style:style style:name="TBL_0_1_row_1" style:family="table-row">
      <style:table-row-properties style:use-optimal-row-height="false" style:row-height="0.27in"/>
    </style:style>
    <style:style style:name="TBL_0_1_row_2" style:family="table-row">
      <style:table-row-properties style:use-optimal-row-height="false" style:row-height="0.27in"/>
    </style:style>
    <style:style style:name="TBL_0_1_row_3" style:family="table-row">
      <style:table-row-properties style:use-optimal-row-height="false" style:row-height="0.27in"/>
    </style:style>
    <style:style style:name="TBL_0_1_row_4" style:family="table-row">
      <style:table-row-properties style:use-optimal-row-height="false" style:row-height="0.27in"/>
    </style:style>
    <style:style style:name="TBL_0_1_row_5" style:family="table-row">
      <style:table-row-properties style:use-optimal-row-height="false" style:row-height="0.27in"/>
    </style:style>
    <style:style style:name="TBL_0_1_row_6" style:family="table-row">
      <style:table-row-properties style:use-optimal-row-height="false" style:row-height="0.27in"/>
    </style:style>
    <style:style style:name="TBL_0_1_row_7" style:family="table-row">
      <style:table-row-properties style:use-optimal-row-height="false" style:row-height="0.27in"/>
    </style:style>
    <style:style style:name="TBL_0_1_row_8" style:family="table-row">
      <style:table-row-properties style:use-optimal-row-height="false" style:row-height="0.27in"/>
    </style:style>
    <style:style style:name="TBL_0_1_row_9" style:family="table-row">
      <style:table-row-properties style:use-optimal-row-height="false" style:row-height="0.27in"/>
    </style:style>
    <style:style style:name="TBL_0_1_row_10" style:family="table-row">
      <style:table-row-properties style:use-optimal-row-height="false" style:row-height="0.27in"/>
    </style:style>
    <style:style style:name="TBL_0_1_row_11" style:family="table-row">
      <style:table-row-properties style:use-optimal-row-height="false" style:row-height="0.27in"/>
    </style:style>
    <style:style style:name="TBL_0_1_row_12" style:family="table-row">
      <style:table-row-properties style:use-optimal-row-height="false" style:row-height="0.27in"/>
    </style:style>
    <style:style style:name="TBL_0_1_row_13" style:family="table-row">
      <style:table-row-properties style:use-optimal-row-height="false" style:row-height="0.27in"/>
    </style:style>
    <style:style style:name="TBL_0_1_row_14" style:family="table-row">
      <style:table-row-properties style:use-optimal-row-height="false" style:row-height="0.27in"/>
    </style:style>
    <style:style style:name="TBL_0_1_row_15" style:family="table-row">
      <style:table-row-properties style:use-optimal-row-height="false" style:row-height="0.27in"/>
    </style:style>
    <style:style style:name="TBL_0_1_row_16" style:family="table-row">
      <style:table-row-properties style:use-optimal-row-height="false" style:row-height="0.27in"/>
    </style:style>
    <style:style style:name="TBL_0_1_row_17" style:family="table-row">
      <style:table-row-properties style:use-optimal-row-height="false" style:row-height="0.27in"/>
    </style:style>
    <style:style style:name="TBL_0_1_row_18" style:family="table-row">
      <style:table-row-properties style:use-optimal-row-height="false" style:row-height="0.27in"/>
    </style:style>
    <style:style style:name="TBL_0_1_row_19" style:family="table-row">
      <style:table-row-properties style:use-optimal-row-height="false" style:row-height="0.27in"/>
    </style:style>
    <style:style style:name="TBL_0_1_row_20" style:family="table-row">
      <style:table-row-properties style:use-optimal-row-height="false" style:row-height="0.27in"/>
    </style:style>
    <style:style style:name="TBL_0_1_row_21" style:family="table-row">
      <style:table-row-properties style:use-optimal-row-height="false" style:row-height="0.27in"/>
    </style:style>
    <style:style style:name="TBL_0_1_row_22" style:family="table-row">
      <style:table-row-properties style:use-optimal-row-height="false" style:row-height="0.27in"/>
    </style:style>
    <style:style style:name="TBL_0_1_row_23" style:family="table-row">
      <style:table-row-properties style:use-optimal-row-height="false" style:row-height="0.27in"/>
    </style:style>
    <style:style style:name="TBL_0_1_row_24" style:family="table-row">
      <style:table-row-properties style:use-optimal-row-height="false" style:row-height="0.27in"/>
    </style:style>
    <style:style style:name="TBL_0_1_row_25" style:family="table-row">
      <style:table-row-properties style:use-optimal-row-height="false" style:row-height="0.27in"/>
    </style:style>
    <style:style style:name="TBL_0_1_row_26" style:family="table-row">
      <style:table-row-properties style:use-optimal-row-height="false" style:row-height="0.27in"/>
    </style:style>
    <style:style style:name="TBL_0_1_row_27" style:family="table-row">
      <style:table-row-properties style:use-optimal-row-height="false" style:row-height="0.27in"/>
    </style:style>
    <style:style style:name="TBL_0_1_row_28" style:family="table-row">
      <style:table-row-properties style:use-optimal-row-height="false" style:row-height="0.27in"/>
    </style:style>
    <style:style style:name="TBL_0_1_row_29" style:family="table-row">
      <style:table-row-properties style:use-optimal-row-height="false" style:row-height="0.27in"/>
    </style:style>
    <style:style style:name="TBL_0_1_row_30" style:family="table-row">
      <style:table-row-properties style:use-optimal-row-height="false" style:row-height="0.27in"/>
    </style:style>
    <style:style style:name="TBL_0_1_row_31" style:family="table-row">
      <style:table-row-properties style:use-optimal-row-height="false" style:row-height="0.27in"/>
    </style:style>
    <style:style style:name="TBL_0_1_row_32" style:family="table-row">
      <style:table-row-properties style:use-optimal-row-height="false" style:row-height="0.27in"/>
    </style:style>
    <style:style style:name="TBL_0_1_row_33" style:family="table-row">
      <style:table-row-properties style:use-optimal-row-height="false" style:row-height="0.27in"/>
    </style:style>
    <style:style style:name="TBL_0_1_row_34" style:family="table-row">
      <style:table-row-properties style:use-optimal-row-height="false" style:row-height="0.27in"/>
    </style:style>
    <style:style style:name="TBL_0_1_row_35" style:family="table-row">
      <style:table-row-properties style:use-optimal-row-height="false" style:row-height="0.27in"/>
    </style:style>
    <style:style style:name="TBL_0_1_row_36" style:family="table-row">
      <style:table-row-properties style:use-optimal-row-height="false" style:row-height="0.27in"/>
    </style:style>
    <style:style style:name="TBL_0_1_row_37" style:family="table-row">
      <style:table-row-properties style:use-optimal-row-height="false" style:row-height="0.27in"/>
    </style:style>
    <style:style style:name="TBL_0_1_row_38" style:family="table-row">
      <style:table-row-properties style:use-optimal-row-height="false" style:row-height="0.27in"/>
    </style:style>
    <style:style style:name="TBL_0_2" style:master-page-name="master_0" style:family="table">
      <style:table-properties table:align="left" style:width="9.02in" fo:break-before="page"/>
    </style:style>
    <style:style style:name="TBL_0_2_col_0" style:family="table-column">
      <style:table-column-properties style:column-width="0.27in"/>
    </style:style>
    <style:style style:name="TBL_0_2_col_1" style:family="table-column">
      <style:table-column-properties style:column-width="1.86in"/>
    </style:style>
    <style:style style:name="TBL_0_2_col_2" style:family="table-column">
      <style:table-column-properties style:column-width="0.8in"/>
    </style:style>
    <style:style style:name="TBL_0_2_col_3" style:family="table-column">
      <style:table-column-properties style:column-width="0.76in"/>
    </style:style>
    <style:style style:name="TBL_0_2_col_4" style:family="table-column">
      <style:table-column-properties style:column-width="1.18in"/>
    </style:style>
    <style:style style:name="TBL_0_2_col_5" style:family="table-column">
      <style:table-column-properties style:column-width="0.73in"/>
    </style:style>
    <style:style style:name="TBL_0_2_col_6" style:family="table-column">
      <style:table-column-properties style:column-width="0.81in"/>
    </style:style>
    <style:style style:name="TBL_0_2_col_7" style:family="table-column">
      <style:table-column-properties style:column-width="0.94in"/>
    </style:style>
    <style:style style:name="TBL_0_2_col_8" style:family="table-column">
      <style:table-column-properties style:column-width="1.36in"/>
    </style:style>
    <style:style style:name="TBL_0_2_col_9" style:family="table-column">
      <style:table-column-properties style:column-width="0.27in"/>
    </style:style>
    <style:style style:name="TBL_0_2_row_0" style:family="table-row">
      <style:table-row-properties style:use-optimal-row-height="false" style:row-height="0.27in"/>
    </style:style>
    <style:style style:name="TBL_0_2_row_1" style:family="table-row">
      <style:table-row-properties style:use-optimal-row-height="false" style:row-height="0.27in"/>
    </style:style>
    <style:style style:name="TBL_0_2_row_2" style:family="table-row">
      <style:table-row-properties style:use-optimal-row-height="false" style:row-height="0.27in"/>
    </style:style>
    <style:style style:name="TBL_0_2_row_3" style:family="table-row">
      <style:table-row-properties style:use-optimal-row-height="false" style:row-height="0.27in"/>
    </style:style>
    <style:style style:name="TBL_0_2_row_4" style:family="table-row">
      <style:table-row-properties style:use-optimal-row-height="false" style:row-height="0.27in"/>
    </style:style>
    <style:style style:name="TBL_0_2_row_5" style:family="table-row">
      <style:table-row-properties style:use-optimal-row-height="false" style:row-height="0.27in"/>
    </style:style>
    <style:style style:name="TBL_0_2_row_6" style:family="table-row">
      <style:table-row-properties style:use-optimal-row-height="false" style:row-height="0.27in"/>
    </style:style>
    <style:style style:name="TBL_0_2_row_7" style:family="table-row">
      <style:table-row-properties style:use-optimal-row-height="false" style:row-height="0.27in"/>
    </style:style>
    <style:style style:name="TBL_0_2_row_8" style:family="table-row">
      <style:table-row-properties style:use-optimal-row-height="false" style:row-height="0.27in"/>
    </style:style>
    <style:style style:name="TBL_0_2_row_9" style:family="table-row">
      <style:table-row-properties style:use-optimal-row-height="false" style:row-height="0.27in"/>
    </style:style>
    <style:style style:name="TBL_0_2_row_10" style:family="table-row">
      <style:table-row-properties style:use-optimal-row-height="false" style:row-height="0.27in"/>
    </style:style>
    <style:style style:name="TBL_0_2_row_11" style:family="table-row">
      <style:table-row-properties style:use-optimal-row-height="false" style:row-height="0.27in"/>
    </style:style>
    <style:style style:name="TBL_0_2_row_12" style:family="table-row">
      <style:table-row-properties style:use-optimal-row-height="false" style:row-height="0.27in"/>
    </style:style>
    <style:style style:name="TBL_0_2_row_13" style:family="table-row">
      <style:table-row-properties style:use-optimal-row-height="false" style:row-height="0.27in"/>
    </style:style>
    <style:style style:name="TBL_0_2_row_14" style:family="table-row">
      <style:table-row-properties style:use-optimal-row-height="false" style:row-height="0.27in"/>
    </style:style>
    <style:style style:name="TBL_0_2_row_15" style:family="table-row">
      <style:table-row-properties style:use-optimal-row-height="false" style:row-height="0.27in"/>
    </style:style>
    <style:style style:name="TBL_0_2_row_16" style:family="table-row">
      <style:table-row-properties style:use-optimal-row-height="false" style:row-height="0.27in"/>
    </style:style>
    <style:style style:name="TBL_0_2_row_17" style:family="table-row">
      <style:table-row-properties style:use-optimal-row-height="false" style:row-height="0.27in"/>
    </style:style>
    <style:style style:name="TBL_0_2_row_18" style:family="table-row">
      <style:table-row-properties style:use-optimal-row-height="false" style:row-height="0.27in"/>
    </style:style>
    <style:style style:name="TBL_0_2_row_19" style:family="table-row">
      <style:table-row-properties style:use-optimal-row-height="false" style:row-height="0.27in"/>
    </style:style>
    <style:style style:name="TBL_0_2_row_20" style:family="table-row">
      <style:table-row-properties style:use-optimal-row-height="false" style:row-height="0.27in"/>
    </style:style>
    <style:style style:name="TBL_0_2_row_21" style:family="table-row">
      <style:table-row-properties style:use-optimal-row-height="false" style:row-height="0.27in"/>
    </style:style>
    <style:style style:name="TBL_0_2_row_22" style:family="table-row">
      <style:table-row-properties style:use-optimal-row-height="false" style:row-height="0.27in"/>
    </style:style>
    <style:style style:name="TBL_0_2_row_23" style:family="table-row">
      <style:table-row-properties style:use-optimal-row-height="false" style:row-height="0.27in"/>
    </style:style>
    <style:style style:name="TBL_0_2_row_24" style:family="table-row">
      <style:table-row-properties style:use-optimal-row-height="false" style:row-height="0.27in"/>
    </style:style>
    <style:style style:name="TBL_0_2_row_25" style:family="table-row">
      <style:table-row-properties style:use-optimal-row-height="false" style:row-height="0.27in"/>
    </style:style>
    <style:style style:name="TBL_0_2_row_26" style:family="table-row">
      <style:table-row-properties style:use-optimal-row-height="false" style:row-height="0.27in"/>
    </style:style>
    <style:style style:name="TBL_0_2_row_27" style:family="table-row">
      <style:table-row-properties style:use-optimal-row-height="false" style:row-height="0.27in"/>
    </style:style>
    <style:style style:name="TBL_0_2_row_28" style:family="table-row">
      <style:table-row-properties style:use-optimal-row-height="false" style:row-height="0.27in"/>
    </style:style>
    <style:style style:name="TBL_0_2_row_29" style:family="table-row">
      <style:table-row-properties style:use-optimal-row-height="false" style:row-height="0.27in"/>
    </style:style>
    <style:style style:name="TBL_0_2_row_30" style:family="table-row">
      <style:table-row-properties style:use-optimal-row-height="false" style:row-height="0.27in"/>
    </style:style>
    <style:style style:name="TBL_0_2_row_31" style:family="table-row">
      <style:table-row-properties style:use-optimal-row-height="false" style:row-height="0.27in"/>
    </style:style>
    <style:style style:name="TBL_0_2_row_32" style:family="table-row">
      <style:table-row-properties style:use-optimal-row-height="false" style:row-height="0.27in"/>
    </style:style>
    <style:style style:name="TBL_0_2_row_33" style:family="table-row">
      <style:table-row-properties style:use-optimal-row-height="false" style:row-height="0.27in"/>
    </style:style>
    <style:style style:name="TBL_0_2_row_34" style:family="table-row">
      <style:table-row-properties style:use-optimal-row-height="false" style:row-height="0.27in"/>
    </style:style>
    <style:style style:name="TBL_0_2_row_35" style:family="table-row">
      <style:table-row-properties style:use-optimal-row-height="false" style:row-height="0.27in"/>
    </style:style>
    <style:style style:name="TBL_0_2_row_36" style:family="table-row">
      <style:table-row-properties style:use-optimal-row-height="false" style:row-height="0.27in"/>
    </style:style>
    <style:style style:name="TBL_0_2_row_37" style:family="table-row">
      <style:table-row-properties style:use-optimal-row-height="false" style:row-height="0.27in"/>
    </style:style>
    <style:style style:name="TBL_0_2_row_38" style:family="table-row">
      <style:table-row-properties style:use-optimal-row-height="false" style:row-height="0.27in"/>
    </style:style>
    <style:style style:name="TBL_0_3" style:master-page-name="master_0" style:family="table">
      <style:table-properties table:align="left" style:width="9.02in" fo:break-before="page"/>
    </style:style>
    <style:style style:name="TBL_0_3_col_0" style:family="table-column">
      <style:table-column-properties style:column-width="0.27in"/>
    </style:style>
    <style:style style:name="TBL_0_3_col_1" style:family="table-column">
      <style:table-column-properties style:column-width="1.86in"/>
    </style:style>
    <style:style style:name="TBL_0_3_col_2" style:family="table-column">
      <style:table-column-properties style:column-width="0.8in"/>
    </style:style>
    <style:style style:name="TBL_0_3_col_3" style:family="table-column">
      <style:table-column-properties style:column-width="0.76in"/>
    </style:style>
    <style:style style:name="TBL_0_3_col_4" style:family="table-column">
      <style:table-column-properties style:column-width="1.18in"/>
    </style:style>
    <style:style style:name="TBL_0_3_col_5" style:family="table-column">
      <style:table-column-properties style:column-width="0.73in"/>
    </style:style>
    <style:style style:name="TBL_0_3_col_6" style:family="table-column">
      <style:table-column-properties style:column-width="0.81in"/>
    </style:style>
    <style:style style:name="TBL_0_3_col_7" style:family="table-column">
      <style:table-column-properties style:column-width="0.94in"/>
    </style:style>
    <style:style style:name="TBL_0_3_col_8" style:family="table-column">
      <style:table-column-properties style:column-width="1.36in"/>
    </style:style>
    <style:style style:name="TBL_0_3_col_9" style:family="table-column">
      <style:table-column-properties style:column-width="0.27in"/>
    </style:style>
    <style:style style:name="TBL_0_3_row_0" style:family="table-row">
      <style:table-row-properties style:use-optimal-row-height="false" style:row-height="0.27in"/>
    </style:style>
    <style:style style:name="TBL_0_3_row_1" style:family="table-row">
      <style:table-row-properties style:use-optimal-row-height="false" style:row-height="0.27in"/>
    </style:style>
    <style:style style:name="TBL_0_3_row_2" style:family="table-row">
      <style:table-row-properties style:use-optimal-row-height="false" style:row-height="0.27in"/>
    </style:style>
    <style:style style:name="TBL_0_3_row_3" style:family="table-row">
      <style:table-row-properties style:use-optimal-row-height="false" style:row-height="0.27in"/>
    </style:style>
    <style:style style:name="TBL_0_3_row_4" style:family="table-row">
      <style:table-row-properties style:use-optimal-row-height="false" style:row-height="0.27in"/>
    </style:style>
    <style:style style:name="TBL_0_3_row_5" style:family="table-row">
      <style:table-row-properties style:use-optimal-row-height="false" style:row-height="0.27in"/>
    </style:style>
    <style:style style:name="TBL_0_3_row_6" style:family="table-row">
      <style:table-row-properties style:use-optimal-row-height="false" style:row-height="0.27in"/>
    </style:style>
    <style:style style:name="TBL_0_3_row_7" style:family="table-row">
      <style:table-row-properties style:use-optimal-row-height="false" style:row-height="0.27in"/>
    </style:style>
    <style:style style:name="TBL_0_3_row_8" style:family="table-row">
      <style:table-row-properties style:use-optimal-row-height="false" style:row-height="0.27in"/>
    </style:style>
    <style:style style:name="TBL_0_3_row_9" style:family="table-row">
      <style:table-row-properties style:use-optimal-row-height="false" style:row-height="0.27in"/>
    </style:style>
    <style:style style:name="TBL_0_3_row_10" style:family="table-row">
      <style:table-row-properties style:use-optimal-row-height="false" style:row-height="0.27in"/>
    </style:style>
    <style:style style:name="TBL_0_3_row_11" style:family="table-row">
      <style:table-row-properties style:use-optimal-row-height="false" style:row-height="0.27in"/>
    </style:style>
    <style:style style:name="TBL_0_3_row_12" style:family="table-row">
      <style:table-row-properties style:use-optimal-row-height="false" style:row-height="0.27in"/>
    </style:style>
    <style:style style:name="TBL_0_3_row_13" style:family="table-row">
      <style:table-row-properties style:use-optimal-row-height="false" style:row-height="0.27in"/>
    </style:style>
    <style:style style:name="TBL_0_3_row_14" style:family="table-row">
      <style:table-row-properties style:use-optimal-row-height="false" style:row-height="0.27in"/>
    </style:style>
    <style:style style:name="TBL_0_3_row_15" style:family="table-row">
      <style:table-row-properties style:use-optimal-row-height="false" style:row-height="0.27in"/>
    </style:style>
    <style:style style:name="TBL_0_3_row_16" style:family="table-row">
      <style:table-row-properties style:use-optimal-row-height="false" style:row-height="0.27in"/>
    </style:style>
    <style:style style:name="TBL_0_3_row_17" style:family="table-row">
      <style:table-row-properties style:use-optimal-row-height="false" style:row-height="0.27in"/>
    </style:style>
    <style:style style:name="TBL_0_3_row_18" style:family="table-row">
      <style:table-row-properties style:use-optimal-row-height="false" style:row-height="0.27in"/>
    </style:style>
    <style:style style:name="TBL_0_3_row_19" style:family="table-row">
      <style:table-row-properties style:use-optimal-row-height="false" style:row-height="0.27in"/>
    </style:style>
    <style:style style:name="TBL_0_3_row_20" style:family="table-row">
      <style:table-row-properties style:use-optimal-row-height="false" style:row-height="0.27in"/>
    </style:style>
    <style:style style:name="TBL_0_3_row_21" style:family="table-row">
      <style:table-row-properties style:use-optimal-row-height="false" style:row-height="0.27in"/>
    </style:style>
    <style:style style:name="TBL_0_3_row_22" style:family="table-row">
      <style:table-row-properties style:use-optimal-row-height="false" style:row-height="0.27in"/>
    </style:style>
    <style:style style:name="TBL_0_3_row_23" style:family="table-row">
      <style:table-row-properties style:use-optimal-row-height="false" style:row-height="0.27in"/>
    </style:style>
    <style:style style:name="TBL_0_3_row_24" style:family="table-row">
      <style:table-row-properties style:use-optimal-row-height="false" style:row-height="0.27in"/>
    </style:style>
    <style:style style:name="TBL_0_3_row_25" style:family="table-row">
      <style:table-row-properties style:use-optimal-row-height="false" style:row-height="0.27in"/>
    </style:style>
    <style:style style:name="TBL_0_3_row_26" style:family="table-row">
      <style:table-row-properties style:use-optimal-row-height="false" style:row-height="0.27in"/>
    </style:style>
    <style:style style:name="TBL_0_3_row_27" style:family="table-row">
      <style:table-row-properties style:use-optimal-row-height="false" style:row-height="0.27in"/>
    </style:style>
    <style:style style:name="TBL_0_3_row_28" style:family="table-row">
      <style:table-row-properties style:use-optimal-row-height="false" style:row-height="0.27in"/>
    </style:style>
    <style:style style:name="TBL_0_3_row_29" style:family="table-row">
      <style:table-row-properties style:use-optimal-row-height="false" style:row-height="0.27in"/>
    </style:style>
    <style:style style:name="TBL_0_3_row_30" style:family="table-row">
      <style:table-row-properties style:use-optimal-row-height="false" style:row-height="0.27in"/>
    </style:style>
    <style:style style:name="TBL_0_3_row_31" style:family="table-row">
      <style:table-row-properties style:use-optimal-row-height="false" style:row-height="0.27in"/>
    </style:style>
    <style:style style:name="TBL_0_3_row_32" style:family="table-row">
      <style:table-row-properties style:use-optimal-row-height="false" style:row-height="0.27in"/>
    </style:style>
    <style:style style:name="TBL_0_3_row_33" style:family="table-row">
      <style:table-row-properties style:use-optimal-row-height="false" style:row-height="0.27in"/>
    </style:style>
    <style:style style:name="TBL_0_3_row_34" style:family="table-row">
      <style:table-row-properties style:use-optimal-row-height="false" style:row-height="0.27in"/>
    </style:style>
    <style:style style:name="TBL_0_3_row_35" style:family="table-row">
      <style:table-row-properties style:use-optimal-row-height="false" style:row-height="0.27in"/>
    </style:style>
    <style:style style:name="TBL_0_3_row_36" style:family="table-row">
      <style:table-row-properties style:use-optimal-row-height="false" style:row-height="0.27in"/>
    </style:style>
    <style:style style:name="TBL_0_3_row_37" style:family="table-row">
      <style:table-row-properties style:use-optimal-row-height="false" style:row-height="0.27in"/>
    </style:style>
    <style:style style:name="TBL_0_3_row_38" style:family="table-row">
      <style:table-row-properties style:use-optimal-row-height="false" style:row-height="0.27in"/>
    </style:style>
    <style:style style:name="TBL_0_4" style:master-page-name="master_0" style:family="table">
      <style:table-properties table:align="left" style:width="9.02in" fo:break-before="page"/>
    </style:style>
    <style:style style:name="TBL_0_4_col_0" style:family="table-column">
      <style:table-column-properties style:column-width="0.27in"/>
    </style:style>
    <style:style style:name="TBL_0_4_col_1" style:family="table-column">
      <style:table-column-properties style:column-width="1.86in"/>
    </style:style>
    <style:style style:name="TBL_0_4_col_2" style:family="table-column">
      <style:table-column-properties style:column-width="0.8in"/>
    </style:style>
    <style:style style:name="TBL_0_4_col_3" style:family="table-column">
      <style:table-column-properties style:column-width="0.76in"/>
    </style:style>
    <style:style style:name="TBL_0_4_col_4" style:family="table-column">
      <style:table-column-properties style:column-width="1.18in"/>
    </style:style>
    <style:style style:name="TBL_0_4_col_5" style:family="table-column">
      <style:table-column-properties style:column-width="0.73in"/>
    </style:style>
    <style:style style:name="TBL_0_4_col_6" style:family="table-column">
      <style:table-column-properties style:column-width="0.81in"/>
    </style:style>
    <style:style style:name="TBL_0_4_col_7" style:family="table-column">
      <style:table-column-properties style:column-width="0.94in"/>
    </style:style>
    <style:style style:name="TBL_0_4_col_8" style:family="table-column">
      <style:table-column-properties style:column-width="1.36in"/>
    </style:style>
    <style:style style:name="TBL_0_4_col_9" style:family="table-column">
      <style:table-column-properties style:column-width="0.27in"/>
    </style:style>
    <style:style style:name="TBL_0_4_row_0" style:family="table-row">
      <style:table-row-properties style:use-optimal-row-height="false" style:row-height="0.27in"/>
    </style:style>
    <style:style style:name="TBL_0_4_row_1" style:family="table-row">
      <style:table-row-properties style:use-optimal-row-height="false" style:row-height="0.27in"/>
    </style:style>
    <style:style style:name="TBL_0_4_row_2" style:family="table-row">
      <style:table-row-properties style:use-optimal-row-height="false" style:row-height="0.27in"/>
    </style:style>
    <style:style style:name="TBL_0_4_row_3" style:family="table-row">
      <style:table-row-properties style:use-optimal-row-height="false" style:row-height="0.27in"/>
    </style:style>
    <style:style style:name="TBL_0_4_row_4" style:family="table-row">
      <style:table-row-properties style:use-optimal-row-height="false" style:row-height="0.27in"/>
    </style:style>
    <style:style style:name="TBL_0_4_row_5" style:family="table-row">
      <style:table-row-properties style:use-optimal-row-height="false" style:row-height="0.27in"/>
    </style:style>
    <style:style style:name="TBL_0_4_row_6" style:family="table-row">
      <style:table-row-properties style:use-optimal-row-height="false" style:row-height="0.27in"/>
    </style:style>
    <style:style style:name="TBL_0_4_row_7" style:family="table-row">
      <style:table-row-properties style:use-optimal-row-height="false" style:row-height="0.27in"/>
    </style:style>
    <style:style style:name="TBL_0_4_row_8" style:family="table-row">
      <style:table-row-properties style:use-optimal-row-height="false" style:row-height="0.27in"/>
    </style:style>
    <style:style style:name="TBL_0_4_row_9" style:family="table-row">
      <style:table-row-properties style:use-optimal-row-height="false" style:row-height="0.27in"/>
    </style:style>
    <style:style style:name="TBL_0_4_row_10" style:family="table-row">
      <style:table-row-properties style:use-optimal-row-height="false" style:row-height="0.27in"/>
    </style:style>
    <style:style style:name="TBL_0_4_row_11" style:family="table-row">
      <style:table-row-properties style:use-optimal-row-height="false" style:row-height="0.27in"/>
    </style:style>
    <style:style style:name="TBL_0_4_row_12" style:family="table-row">
      <style:table-row-properties style:use-optimal-row-height="false" style:row-height="0.27in"/>
    </style:style>
    <style:style style:name="TBL_0_4_row_13" style:family="table-row">
      <style:table-row-properties style:use-optimal-row-height="false" style:row-height="0.27in"/>
    </style:style>
    <style:style style:name="TBL_0_4_row_14" style:family="table-row">
      <style:table-row-properties style:use-optimal-row-height="false" style:row-height="0.27in"/>
    </style:style>
    <style:style style:name="TBL_0_4_row_15" style:family="table-row">
      <style:table-row-properties style:use-optimal-row-height="false" style:row-height="0.27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1">
            <text:p text:style-name="P0"><text:span text:style-name="T0">Customer Name</text:span></text:p>
          </table:table-cell>
          <table:table-cell table:style-name="C1">
            <text:p text:style-name="P0"><text:span text:style-name="T0">Curr Desc.</text:span></text:p>
          </table:table-cell>
          <table:table-cell table:style-name="C1">
            <text:p text:style-name="P0"><text:span text:style-name="T0">Qty</text:span></text:p>
          </table:table-cell>
          <table:table-cell table:style-name="C1">
            <text:p text:style-name="P0"><text:span text:style-name="T0">Gross Amount(Specific)</text:span></text:p>
          </table:table-cell>
          <table:table-cell table:style-name="C1">
            <text:p text:style-name="P0"><text:span text:style-name="T0">Discount</text:span></text:p>
          </table:table-cell>
          <table:table-cell table:style-name="C1">
            <text:p text:style-name="P0"><text:span text:style-name="T0">Tax(Specific)</text:span></text:p>
          </table:table-cell>
          <table:table-cell table:style-name="C1">
            <text:p text:style-name="P0"><text:span text:style-name="T0">Net Amount(Specific)</text:span></text:p>
          </table:table-cell>
          <table:table-cell table:style-name="C1">
            <text:p text:style-name="P0"><text:span text:style-name="T0">Net Amount(Base)</text:span></text:p>
          </table:table-cell>
          <table:table-cell table:style-name="C0"/>
        </table:table-row>
        <table:table-row table:style-name="TBL_0_0_row_2">
          <table:table-cell table:style-name="C0"/>
          <table:table-cell table:style-name="C2">
            <text:p text:style-name="P0"><text:span text:style-name="T1">Aadya Enterprises</text:span></text:p>
          </table:table-cell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454</text:span></text:p>
          </table:table-cell>
          <table:table-cell table:style-name="C2">
            <text:p text:style-name="P0"><text:span text:style-name="T1">27,462.78</text:span></text:p>
          </table:table-cell>
          <table:table-cell table:style-name="C2">
            <text:p text:style-name="P0"><text:span text:style-name="T1">23,057.22</text:span></text:p>
          </table:table-cell>
          <table:table-cell table:style-name="C2">
            <text:p text:style-name="P0"><text:span text:style-name="T1">4,049.00</text:span></text:p>
          </table:table-cell>
          <table:table-cell table:style-name="C2">
            <text:p text:style-name="P0"><text:span text:style-name="T1">31,511.78</text:span></text:p>
          </table:table-cell>
          <table:table-cell table:style-name="C2">
            <text:p text:style-name="P0"><text:span text:style-name="T1">31,511.78</text:span></text:p>
          </table:table-cell>
          <table:table-cell table:style-name="C0"/>
        </table:table-row>
        <table:table-row table:style-name="TBL_0_0_row_3">
          <table:table-cell table:style-name="C0"/>
          <table:table-cell table:style-name="C2">
            <text:p text:style-name="P0"><text:span text:style-name="T1">BELMONT CORPORATION</text:span></text:p>
          </table:table-cell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0</text:span></text:p>
          </table:table-cell>
          <table:table-cell table:style-name="C2">
            <text:p text:style-name="P0"/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0"/>
        </table:table-row>
        <table:table-row table:style-name="TBL_0_0_row_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8</text:span></text:p>
          </table:table-cell>
          <table:table-cell table:style-name="C2">
            <text:p text:style-name="P0"><text:span text:style-name="T1">2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4.87</text:span></text:p>
          </table:table-cell>
          <table:table-cell table:style-name="C2">
            <text:p text:style-name="P0"><text:span text:style-name="T1">214.87</text:span></text:p>
          </table:table-cell>
          <table:table-cell table:style-name="C2">
            <text:p text:style-name="P0"><text:span text:style-name="T1">214.87</text:span></text:p>
          </table:table-cell>
          <table:table-cell table:style-name="C0"/>
        </table:table-row>
        <table:table-row table:style-name="TBL_0_0_row_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3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00.00</text:span></text:p>
          </table:table-cell>
          <table:table-cell table:style-name="C2">
            <text:p text:style-name="P0"><text:span text:style-name="T1">300.00</text:span></text:p>
          </table:table-cell>
          <table:table-cell table:style-name="C0"/>
        </table:table-row>
        <table:table-row table:style-name="TBL_0_0_row_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0"/>
        </table:table-row>
        <table:table-row table:style-name="TBL_0_0_row_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1,07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070.00</text:span></text:p>
          </table:table-cell>
          <table:table-cell table:style-name="C2">
            <text:p text:style-name="P0"><text:span text:style-name="T1">1,070.00</text:span></text:p>
          </table:table-cell>
          <table:table-cell table:style-name="C0"/>
        </table:table-row>
        <table:table-row table:style-name="TBL_0_0_row_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1,2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4.00</text:span></text:p>
          </table:table-cell>
          <table:table-cell table:style-name="C2">
            <text:p text:style-name="P0"><text:span text:style-name="T1">1,224.00</text:span></text:p>
          </table:table-cell>
          <table:table-cell table:style-name="C2">
            <text:p text:style-name="P0"><text:span text:style-name="T1">1,224.00</text:span></text:p>
          </table:table-cell>
          <table:table-cell table:style-name="C0"/>
        </table:table-row>
        <table:table-row table:style-name="TBL_0_0_row_9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1,2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88.54</text:span></text:p>
          </table:table-cell>
          <table:table-cell table:style-name="C2">
            <text:p text:style-name="P0"><text:span text:style-name="T1">1,388.54</text:span></text:p>
          </table:table-cell>
          <table:table-cell table:style-name="C2">
            <text:p text:style-name="P0"><text:span text:style-name="T1">1,388.54</text:span></text:p>
          </table:table-cell>
          <table:table-cell table:style-name="C0"/>
        </table:table-row>
        <table:table-row table:style-name="TBL_0_0_row_10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5</text:span></text:p>
          </table:table-cell>
          <table:table-cell table:style-name="C2">
            <text:p text:style-name="P0"><text:span text:style-name="T1">1,5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500.00</text:span></text:p>
          </table:table-cell>
          <table:table-cell table:style-name="C2">
            <text:p text:style-name="P0"><text:span text:style-name="T1">1,500.00</text:span></text:p>
          </table:table-cell>
          <table:table-cell table:style-name="C0"/>
        </table:table-row>
        <table:table-row table:style-name="TBL_0_0_row_1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1,605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605.00</text:span></text:p>
          </table:table-cell>
          <table:table-cell table:style-name="C2">
            <text:p text:style-name="P0"><text:span text:style-name="T1">1,605.00</text:span></text:p>
          </table:table-cell>
          <table:table-cell table:style-name="C0"/>
        </table:table-row>
        <table:table-row table:style-name="TBL_0_0_row_1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2,000.00</text:span></text:p>
          </table:table-cell>
          <table:table-cell table:style-name="C2">
            <text:p text:style-name="P0"><text:span text:style-name="T1">2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800.00</text:span></text:p>
          </table:table-cell>
          <table:table-cell table:style-name="C2">
            <text:p text:style-name="P0"><text:span text:style-name="T1">1,800.00</text:span></text:p>
          </table:table-cell>
          <table:table-cell table:style-name="C0"/>
        </table:table-row>
        <table:table-row table:style-name="TBL_0_0_row_1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0</text:span></text:p>
          </table:table-cell>
          <table:table-cell table:style-name="C2">
            <text:p text:style-name="P0"><text:span text:style-name="T1">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,000.00</text:span></text:p>
          </table:table-cell>
          <table:table-cell table:style-name="C2">
            <text:p text:style-name="P0"><text:span text:style-name="T1">2,000.00</text:span></text:p>
          </table:table-cell>
          <table:table-cell table:style-name="C0"/>
        </table:table-row>
        <table:table-row table:style-name="TBL_0_0_row_1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5</text:span></text:p>
          </table:table-cell>
          <table:table-cell table:style-name="C2">
            <text:p text:style-name="P0"><text:span text:style-name="T1">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,000.00</text:span></text:p>
          </table:table-cell>
          <table:table-cell table:style-name="C2">
            <text:p text:style-name="P0"><text:span text:style-name="T1">2,000.00</text:span></text:p>
          </table:table-cell>
          <table:table-cell table:style-name="C0"/>
        </table:table-row>
        <table:table-row table:style-name="TBL_0_0_row_1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1,95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44.98</text:span></text:p>
          </table:table-cell>
          <table:table-cell table:style-name="C2">
            <text:p text:style-name="P0"><text:span text:style-name="T1">2,094.98</text:span></text:p>
          </table:table-cell>
          <table:table-cell table:style-name="C2">
            <text:p text:style-name="P0"><text:span text:style-name="T1">2,094.98</text:span></text:p>
          </table:table-cell>
          <table:table-cell table:style-name="C0"/>
        </table:table-row>
        <table:table-row table:style-name="TBL_0_0_row_1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44.68</text:span></text:p>
          </table:table-cell>
          <table:table-cell table:style-name="C2">
            <text:p text:style-name="P0"><text:span text:style-name="T1">2,144.68</text:span></text:p>
          </table:table-cell>
          <table:table-cell table:style-name="C2">
            <text:p text:style-name="P0"><text:span text:style-name="T1">2,144.68</text:span></text:p>
          </table:table-cell>
          <table:table-cell table:style-name="C0"/>
        </table:table-row>
        <table:table-row table:style-name="TBL_0_0_row_1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50.00</text:span></text:p>
          </table:table-cell>
          <table:table-cell table:style-name="C2">
            <text:p text:style-name="P0"><text:span text:style-name="T1">2,250.00</text:span></text:p>
          </table:table-cell>
          <table:table-cell table:style-name="C2">
            <text:p text:style-name="P0"><text:span text:style-name="T1">2,250.00</text:span></text:p>
          </table:table-cell>
          <table:table-cell table:style-name="C0"/>
        </table:table-row>
        <table:table-row table:style-name="TBL_0_0_row_1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4</text:span></text:p>
          </table:table-cell>
          <table:table-cell table:style-name="C2">
            <text:p text:style-name="P0"><text:span text:style-name="T1">2,14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36.23</text:span></text:p>
          </table:table-cell>
          <table:table-cell table:style-name="C2">
            <text:p text:style-name="P0"><text:span text:style-name="T1">2,476.23</text:span></text:p>
          </table:table-cell>
          <table:table-cell table:style-name="C2">
            <text:p text:style-name="P0"><text:span text:style-name="T1">2,476.23</text:span></text:p>
          </table:table-cell>
          <table:table-cell table:style-name="C0"/>
        </table:table-row>
        <table:table-row table:style-name="TBL_0_0_row_19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5</text:span></text:p>
          </table:table-cell>
          <table:table-cell table:style-name="C2">
            <text:p text:style-name="P0"><text:span text:style-name="T1">2,675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,675.00</text:span></text:p>
          </table:table-cell>
          <table:table-cell table:style-name="C2">
            <text:p text:style-name="P0"><text:span text:style-name="T1">2,675.00</text:span></text:p>
          </table:table-cell>
          <table:table-cell table:style-name="C0"/>
        </table:table-row>
        <table:table-row table:style-name="TBL_0_0_row_20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3</text:span></text:p>
          </table:table-cell>
          <table:table-cell table:style-name="C2">
            <text:p text:style-name="P0"><text:span text:style-name="T1">2,6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30.00</text:span></text:p>
          </table:table-cell>
          <table:table-cell table:style-name="C2">
            <text:p text:style-name="P0"><text:span text:style-name="T1">2,730.00</text:span></text:p>
          </table:table-cell>
          <table:table-cell table:style-name="C2">
            <text:p text:style-name="P0"><text:span text:style-name="T1">2,730.00</text:span></text:p>
          </table:table-cell>
          <table:table-cell table:style-name="C0"/>
        </table:table-row>
        <table:table-row table:style-name="TBL_0_0_row_2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/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,000.00</text:span></text:p>
          </table:table-cell>
          <table:table-cell table:style-name="C2">
            <text:p text:style-name="P0"><text:span text:style-name="T1">3,000.00</text:span></text:p>
          </table:table-cell>
          <table:table-cell table:style-name="C0"/>
        </table:table-row>
        <table:table-row table:style-name="TBL_0_0_row_2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3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,000.00</text:span></text:p>
          </table:table-cell>
          <table:table-cell table:style-name="C2">
            <text:p text:style-name="P0"><text:span text:style-name="T1">3,000.00</text:span></text:p>
          </table:table-cell>
          <table:table-cell table:style-name="C0"/>
        </table:table-row>
        <table:table-row table:style-name="TBL_0_0_row_2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9</text:span></text:p>
          </table:table-cell>
          <table:table-cell table:style-name="C2">
            <text:p text:style-name="P0"><text:span text:style-name="T1">3,8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,800.00</text:span></text:p>
          </table:table-cell>
          <table:table-cell table:style-name="C2">
            <text:p text:style-name="P0"><text:span text:style-name="T1">3,800.00</text:span></text:p>
          </table:table-cell>
          <table:table-cell table:style-name="C0"/>
        </table:table-row>
        <table:table-row table:style-name="TBL_0_0_row_2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1</text:span></text:p>
          </table:table-cell>
          <table:table-cell table:style-name="C2">
            <text:p text:style-name="P0"><text:span text:style-name="T1">4,2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10.00</text:span></text:p>
          </table:table-cell>
          <table:table-cell table:style-name="C2">
            <text:p text:style-name="P0"><text:span text:style-name="T1">4,410.00</text:span></text:p>
          </table:table-cell>
          <table:table-cell table:style-name="C2">
            <text:p text:style-name="P0"><text:span text:style-name="T1">4,410.00</text:span></text:p>
          </table:table-cell>
          <table:table-cell table:style-name="C0"/>
        </table:table-row>
        <table:table-row table:style-name="TBL_0_0_row_2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0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00.00</text:span></text:p>
          </table:table-cell>
          <table:table-cell table:style-name="C2">
            <text:p text:style-name="P0"><text:span text:style-name="T1">4,500.00</text:span></text:p>
          </table:table-cell>
          <table:table-cell table:style-name="C2">
            <text:p text:style-name="P0"><text:span text:style-name="T1">4,500.00</text:span></text:p>
          </table:table-cell>
          <table:table-cell table:style-name="C0"/>
        </table:table-row>
        <table:table-row table:style-name="TBL_0_0_row_2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2</text:span></text:p>
          </table:table-cell>
          <table:table-cell table:style-name="C2">
            <text:p text:style-name="P0"><text:span text:style-name="T1">4,8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96.00</text:span></text:p>
          </table:table-cell>
          <table:table-cell table:style-name="C2">
            <text:p text:style-name="P0"><text:span text:style-name="T1">4,896.00</text:span></text:p>
          </table:table-cell>
          <table:table-cell table:style-name="C2">
            <text:p text:style-name="P0"><text:span text:style-name="T1">4,896.00</text:span></text:p>
          </table:table-cell>
          <table:table-cell table:style-name="C0"/>
        </table:table-row>
        <table:table-row table:style-name="TBL_0_0_row_2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5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,000.00</text:span></text:p>
          </table:table-cell>
          <table:table-cell table:style-name="C2">
            <text:p text:style-name="P0"><text:span text:style-name="T1">5,000.00</text:span></text:p>
          </table:table-cell>
          <table:table-cell table:style-name="C0"/>
        </table:table-row>
        <table:table-row table:style-name="TBL_0_0_row_2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</text:span></text:p>
          </table:table-cell>
          <table:table-cell table:style-name="C2">
            <text:p text:style-name="P0"><text:span text:style-name="T1">5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,000.00</text:span></text:p>
          </table:table-cell>
          <table:table-cell table:style-name="C2">
            <text:p text:style-name="P0"><text:span text:style-name="T1">5,000.00</text:span></text:p>
          </table:table-cell>
          <table:table-cell table:style-name="C0"/>
        </table:table-row>
        <table:table-row table:style-name="TBL_0_0_row_29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5,35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,350.00</text:span></text:p>
          </table:table-cell>
          <table:table-cell table:style-name="C2">
            <text:p text:style-name="P0"><text:span text:style-name="T1">5,350.00</text:span></text:p>
          </table:table-cell>
          <table:table-cell table:style-name="C0"/>
        </table:table-row>
        <table:table-row table:style-name="TBL_0_0_row_30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1</text:span></text:p>
          </table:table-cell>
          <table:table-cell table:style-name="C2">
            <text:p text:style-name="P0"><text:span text:style-name="T1">5,5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,500.00</text:span></text:p>
          </table:table-cell>
          <table:table-cell table:style-name="C2">
            <text:p text:style-name="P0"><text:span text:style-name="T1">5,500.00</text:span></text:p>
          </table:table-cell>
          <table:table-cell table:style-name="C0"/>
        </table:table-row>
        <table:table-row table:style-name="TBL_0_0_row_3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5,990.00</text:span></text:p>
          </table:table-cell>
          <table:table-cell table:style-name="C2">
            <text:p text:style-name="P0"><text:span text:style-name="T1">1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,990.00</text:span></text:p>
          </table:table-cell>
          <table:table-cell table:style-name="C2">
            <text:p text:style-name="P0"><text:span text:style-name="T1">5,990.00</text:span></text:p>
          </table:table-cell>
          <table:table-cell table:style-name="C0"/>
        </table:table-row>
        <table:table-row table:style-name="TBL_0_0_row_3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/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0"/>
        </table:table-row>
        <table:table-row table:style-name="TBL_0_0_row_3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0"/>
        </table:table-row>
        <table:table-row table:style-name="TBL_0_0_row_3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0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0"/>
        </table:table-row>
        <table:table-row table:style-name="TBL_0_0_row_3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0"/>
        </table:table-row>
        <table:table-row table:style-name="TBL_0_0_row_3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3.7</text:span></text:p>
          </table:table-cell>
          <table:table-cell table:style-name="C2">
            <text:p text:style-name="P0"><text:span text:style-name="T1">7,155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124.21</text:span></text:p>
          </table:table-cell>
          <table:table-cell table:style-name="C2">
            <text:p text:style-name="P0"><text:span text:style-name="T1">8,279.21</text:span></text:p>
          </table:table-cell>
          <table:table-cell table:style-name="C2">
            <text:p text:style-name="P0"><text:span text:style-name="T1">8,279.21</text:span></text:p>
          </table:table-cell>
          <table:table-cell table:style-name="C0"/>
        </table:table-row>
        <table:table-row table:style-name="TBL_0_0_row_3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0</text:span></text:p>
          </table:table-cell>
          <table:table-cell table:style-name="C2">
            <text:p text:style-name="P0"><text:span text:style-name="T1">9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9,000.00</text:span></text:p>
          </table:table-cell>
          <table:table-cell table:style-name="C2">
            <text:p text:style-name="P0"><text:span text:style-name="T1">9,000.00</text:span></text:p>
          </table:table-cell>
          <table:table-cell table:style-name="C0"/>
        </table:table-row>
        <table:table-row table:style-name="TBL_0_0_row_3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0</text:span></text:p>
          </table:table-cell>
          <table:table-cell table:style-name="C2">
            <text:p text:style-name="P0"><text:span text:style-name="T1">9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277.00</text:span></text:p>
          </table:table-cell>
          <table:table-cell table:style-name="C2">
            <text:p text:style-name="P0"><text:span text:style-name="T1">10,277.00</text:span></text:p>
          </table:table-cell>
          <table:table-cell table:style-name="C2">
            <text:p text:style-name="P0"><text:span text:style-name="T1">10,277.00</text:span></text:p>
          </table:table-cell>
          <table:table-cell table:style-name="C0"/>
        </table:table-row>
      </table:table>
      <table:table table:name="TBL_0_1" table:style-name="TBL_0_1">
        <table:table-column table:style-name="TBL_0_1_col_0">
</table:table-column>
        <table:table-column table:style-name="TBL_0_1_col_1">
</table:table-column>
        <table:table-column table:style-name="TBL_0_1_col_2">
</table:table-column>
        <table:table-column table:style-name="TBL_0_1_col_3">
</table:table-column>
        <table:table-column table:style-name="TBL_0_1_col_4">
</table:table-column>
        <table:table-column table:style-name="TBL_0_1_col_5">
</table:table-column>
        <table:table-column table:style-name="TBL_0_1_col_6">
</table:table-column>
        <table:table-column table:style-name="TBL_0_1_col_7">
</table:table-column>
        <table:table-column table:style-name="TBL_0_1_col_8">
</table:table-column>
        <table:table-column table:style-name="TBL_0_1_col_9">
</table:table-column>
        <table:table-row table:style-name="TBL_0_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0</text:span></text:p>
          </table:table-cell>
          <table:table-cell table:style-name="C2">
            <text:p text:style-name="P0"><text:span text:style-name="T1">9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328.00</text:span></text:p>
          </table:table-cell>
          <table:table-cell table:style-name="C2">
            <text:p text:style-name="P0"><text:span text:style-name="T1">10,328.00</text:span></text:p>
          </table:table-cell>
          <table:table-cell table:style-name="C2">
            <text:p text:style-name="P0"><text:span text:style-name="T1">10,328.00</text:span></text:p>
          </table:table-cell>
          <table:table-cell table:style-name="C0"/>
        </table:table-row>
        <table:table-row table:style-name="TBL_0_1_row_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0</text:span></text:p>
          </table:table-cell>
          <table:table-cell table:style-name="C2">
            <text:p text:style-name="P0"><text:span text:style-name="T1">8,970.00</text:span></text:p>
          </table:table-cell>
          <table:table-cell table:style-name="C2">
            <text:p text:style-name="P0"><text:span text:style-name="T1">30.00</text:span></text:p>
          </table:table-cell>
          <table:table-cell table:style-name="C2">
            <text:p text:style-name="P0"><text:span text:style-name="T1">1,409.37</text:span></text:p>
          </table:table-cell>
          <table:table-cell table:style-name="C2">
            <text:p text:style-name="P0"><text:span text:style-name="T1">10,379.37</text:span></text:p>
          </table:table-cell>
          <table:table-cell table:style-name="C2">
            <text:p text:style-name="P0"><text:span text:style-name="T1">10,379.37</text:span></text:p>
          </table:table-cell>
          <table:table-cell table:style-name="C0"/>
        </table:table-row>
        <table:table-row table:style-name="TBL_0_1_row_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0</text:span></text:p>
          </table:table-cell>
          <table:table-cell table:style-name="C2">
            <text:p text:style-name="P0"><text:span text:style-name="T1">8,980.00</text:span></text:p>
          </table:table-cell>
          <table:table-cell table:style-name="C2">
            <text:p text:style-name="P0"><text:span text:style-name="T1">20.00</text:span></text:p>
          </table:table-cell>
          <table:table-cell table:style-name="C2">
            <text:p text:style-name="P0"><text:span text:style-name="T1">1,410.95</text:span></text:p>
          </table:table-cell>
          <table:table-cell table:style-name="C2">
            <text:p text:style-name="P0"><text:span text:style-name="T1">10,390.95</text:span></text:p>
          </table:table-cell>
          <table:table-cell table:style-name="C2">
            <text:p text:style-name="P0"><text:span text:style-name="T1">10,390.95</text:span></text:p>
          </table:table-cell>
          <table:table-cell table:style-name="C0"/>
        </table:table-row>
        <table:table-row table:style-name="TBL_0_1_row_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40</text:span></text:p>
          </table:table-cell>
          <table:table-cell table:style-name="C2">
            <text:p text:style-name="P0"><text:span text:style-name="T1">1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2,000.00</text:span></text:p>
          </table:table-cell>
          <table:table-cell table:style-name="C2">
            <text:p text:style-name="P0"><text:span text:style-name="T1">12,000.00</text:span></text:p>
          </table:table-cell>
          <table:table-cell table:style-name="C0"/>
        </table:table-row>
        <table:table-row table:style-name="TBL_0_1_row_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0</text:span></text:p>
          </table:table-cell>
          <table:table-cell table:style-name="C2">
            <text:p text:style-name="P0"><text:span text:style-name="T1">1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2,000.00</text:span></text:p>
          </table:table-cell>
          <table:table-cell table:style-name="C2">
            <text:p text:style-name="P0"><text:span text:style-name="T1">12,000.00</text:span></text:p>
          </table:table-cell>
          <table:table-cell table:style-name="C0"/>
        </table:table-row>
        <table:table-row table:style-name="TBL_0_1_row_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40</text:span></text:p>
          </table:table-cell>
          <table:table-cell table:style-name="C2">
            <text:p text:style-name="P0"><text:span text:style-name="T1">1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40.00</text:span></text:p>
          </table:table-cell>
          <table:table-cell table:style-name="C2">
            <text:p text:style-name="P0"><text:span text:style-name="T1">12,240.00</text:span></text:p>
          </table:table-cell>
          <table:table-cell table:style-name="C2">
            <text:p text:style-name="P0"><text:span text:style-name="T1">12,240.00</text:span></text:p>
          </table:table-cell>
          <table:table-cell table:style-name="C0"/>
        </table:table-row>
        <table:table-row table:style-name="TBL_0_1_row_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8</text:span></text:p>
          </table:table-cell>
          <table:table-cell table:style-name="C2">
            <text:p text:style-name="P0"><text:span text:style-name="T1">12,6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885.45</text:span></text:p>
          </table:table-cell>
          <table:table-cell table:style-name="C2">
            <text:p text:style-name="P0"><text:span text:style-name="T1">14,485.45</text:span></text:p>
          </table:table-cell>
          <table:table-cell table:style-name="C2">
            <text:p text:style-name="P0"><text:span text:style-name="T1">14,485.45</text:span></text:p>
          </table:table-cell>
          <table:table-cell table:style-name="C0"/>
        </table:table-row>
        <table:table-row table:style-name="TBL_0_1_row_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0</text:span></text:p>
          </table:table-cell>
          <table:table-cell table:style-name="C2">
            <text:p text:style-name="P0"><text:span text:style-name="T1">18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8,000.00</text:span></text:p>
          </table:table-cell>
          <table:table-cell table:style-name="C2">
            <text:p text:style-name="P0"><text:span text:style-name="T1">18,000.00</text:span></text:p>
          </table:table-cell>
          <table:table-cell table:style-name="C0"/>
        </table:table-row>
        <table:table-row table:style-name="TBL_0_1_row_9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2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0,000.00</text:span></text:p>
          </table:table-cell>
          <table:table-cell table:style-name="C2">
            <text:p text:style-name="P0"><text:span text:style-name="T1">20,000.00</text:span></text:p>
          </table:table-cell>
          <table:table-cell table:style-name="C0"/>
        </table:table-row>
        <table:table-row table:style-name="TBL_0_1_row_10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2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,500.00</text:span></text:p>
          </table:table-cell>
          <table:table-cell table:style-name="C2">
            <text:p text:style-name="P0"><text:span text:style-name="T1">22,500.00</text:span></text:p>
          </table:table-cell>
          <table:table-cell table:style-name="C2">
            <text:p text:style-name="P0"><text:span text:style-name="T1">22,500.00</text:span></text:p>
          </table:table-cell>
          <table:table-cell table:style-name="C0"/>
        </table:table-row>
        <table:table-row table:style-name="TBL_0_1_row_1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0</text:span></text:p>
          </table:table-cell>
          <table:table-cell table:style-name="C2">
            <text:p text:style-name="P0"><text:span text:style-name="T1">25,975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5,975.00</text:span></text:p>
          </table:table-cell>
          <table:table-cell table:style-name="C2">
            <text:p text:style-name="P0"><text:span text:style-name="T1">25,975.00</text:span></text:p>
          </table:table-cell>
          <table:table-cell table:style-name="C0"/>
        </table:table-row>
        <table:table-row table:style-name="TBL_0_1_row_1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48</text:span></text:p>
          </table:table-cell>
          <table:table-cell table:style-name="C2">
            <text:p text:style-name="P0"><text:span text:style-name="T1">27,145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7,145.00</text:span></text:p>
          </table:table-cell>
          <table:table-cell table:style-name="C2">
            <text:p text:style-name="P0"><text:span text:style-name="T1">27,145.00</text:span></text:p>
          </table:table-cell>
          <table:table-cell table:style-name="C0"/>
        </table:table-row>
        <table:table-row table:style-name="TBL_0_1_row_1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0"/>
        </table:table-row>
        <table:table-row table:style-name="TBL_0_1_row_1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50</text:span></text:p>
          </table:table-cell>
          <table:table-cell table:style-name="C2">
            <text:p text:style-name="P0"/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0"/>
        </table:table-row>
        <table:table-row table:style-name="TBL_0_1_row_1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0</text:span></text:p>
          </table:table-cell>
          <table:table-cell table:style-name="C2">
            <text:p text:style-name="P0"><text:span text:style-name="T1">4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0,000.00</text:span></text:p>
          </table:table-cell>
          <table:table-cell table:style-name="C2">
            <text:p text:style-name="P0"><text:span text:style-name="T1">40,000.00</text:span></text:p>
          </table:table-cell>
          <table:table-cell table:style-name="C0"/>
        </table:table-row>
        <table:table-row table:style-name="TBL_0_1_row_1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0</text:span></text:p>
          </table:table-cell>
          <table:table-cell table:style-name="C2">
            <text:p text:style-name="P0"><text:span text:style-name="T1">4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,000.00</text:span></text:p>
          </table:table-cell>
          <table:table-cell table:style-name="C2">
            <text:p text:style-name="P0"><text:span text:style-name="T1">45,000.00</text:span></text:p>
          </table:table-cell>
          <table:table-cell table:style-name="C2">
            <text:p text:style-name="P0"><text:span text:style-name="T1">45,000.00</text:span></text:p>
          </table:table-cell>
          <table:table-cell table:style-name="C0"/>
        </table:table-row>
        <table:table-row table:style-name="TBL_0_1_row_1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5</text:span></text:p>
          </table:table-cell>
          <table:table-cell table:style-name="C2">
            <text:p text:style-name="P0"><text:span text:style-name="T1">75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75,000.00</text:span></text:p>
          </table:table-cell>
          <table:table-cell table:style-name="C2">
            <text:p text:style-name="P0"><text:span text:style-name="T1">75,000.00</text:span></text:p>
          </table:table-cell>
          <table:table-cell table:style-name="C0"/>
        </table:table-row>
        <table:table-row table:style-name="TBL_0_1_row_1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8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80,000.00</text:span></text:p>
          </table:table-cell>
          <table:table-cell table:style-name="C2">
            <text:p text:style-name="P0"><text:span text:style-name="T1">80,000.00</text:span></text:p>
          </table:table-cell>
          <table:table-cell table:style-name="C0"/>
        </table:table-row>
        <table:table-row table:style-name="TBL_0_1_row_19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6</text:span></text:p>
          </table:table-cell>
          <table:table-cell table:style-name="C2">
            <text:p text:style-name="P0"><text:span text:style-name="T1">8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80,000.00</text:span></text:p>
          </table:table-cell>
          <table:table-cell table:style-name="C2">
            <text:p text:style-name="P0"><text:span text:style-name="T1">80,000.00</text:span></text:p>
          </table:table-cell>
          <table:table-cell table:style-name="C0"/>
        </table:table-row>
        <table:table-row table:style-name="TBL_0_1_row_20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111,1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11,100.00</text:span></text:p>
          </table:table-cell>
          <table:table-cell table:style-name="C2">
            <text:p text:style-name="P0"><text:span text:style-name="T1">111,100.00</text:span></text:p>
          </table:table-cell>
          <table:table-cell table:style-name="C0"/>
        </table:table-row>
        <table:table-row table:style-name="TBL_0_1_row_2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0</text:span></text:p>
          </table:table-cell>
          <table:table-cell table:style-name="C2">
            <text:p text:style-name="P0"><text:span text:style-name="T1">12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20,000.00</text:span></text:p>
          </table:table-cell>
          <table:table-cell table:style-name="C2">
            <text:p text:style-name="P0"><text:span text:style-name="T1">120,000.00</text:span></text:p>
          </table:table-cell>
          <table:table-cell table:style-name="C0"/>
        </table:table-row>
        <table:table-row table:style-name="TBL_0_1_row_2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500</text:span></text:p>
          </table:table-cell>
          <table:table-cell table:style-name="C2">
            <text:p text:style-name="P0"/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50,000.00</text:span></text:p>
          </table:table-cell>
          <table:table-cell table:style-name="C2">
            <text:p text:style-name="P0"><text:span text:style-name="T1">150,000.00</text:span></text:p>
          </table:table-cell>
          <table:table-cell table:style-name="C0"/>
        </table:table-row>
        <table:table-row table:style-name="TBL_0_1_row_2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0</text:span></text:p>
          </table:table-cell>
          <table:table-cell table:style-name="C2">
            <text:p text:style-name="P0"><text:span text:style-name="T1">18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80,000.00</text:span></text:p>
          </table:table-cell>
          <table:table-cell table:style-name="C2">
            <text:p text:style-name="P0"><text:span text:style-name="T1">180,000.00</text:span></text:p>
          </table:table-cell>
          <table:table-cell table:style-name="C0"/>
        </table:table-row>
        <table:table-row table:style-name="TBL_0_1_row_2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0</text:span></text:p>
          </table:table-cell>
          <table:table-cell table:style-name="C2">
            <text:p text:style-name="P0"><text:span text:style-name="T1">222,2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22,200.00</text:span></text:p>
          </table:table-cell>
          <table:table-cell table:style-name="C2">
            <text:p text:style-name="P0"><text:span text:style-name="T1">222,200.00</text:span></text:p>
          </table:table-cell>
          <table:table-cell table:style-name="C0"/>
        </table:table-row>
        <table:table-row table:style-name="TBL_0_1_row_25">
          <table:table-cell table:style-name="C0"/>
          <table:table-cell table:style-name="C0"/>
          <table:table-cell table:style-name="C2">
            <text:p text:style-name="P0"><text:span text:style-name="T1">USD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23.82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.72</text:span></text:p>
          </table:table-cell>
          <table:table-cell table:style-name="C2">
            <text:p text:style-name="P0"><text:span text:style-name="T1">25.54</text:span></text:p>
          </table:table-cell>
          <table:table-cell table:style-name="C2">
            <text:p text:style-name="P0"><text:span text:style-name="T1">1,501.19</text:span></text:p>
          </table:table-cell>
          <table:table-cell table:style-name="C0"/>
        </table:table-row>
        <table:table-row table:style-name="TBL_0_1_row_26">
          <table:table-cell table:style-name="C0"/>
          <table:table-cell table:style-name="C0"/>
          <table:table-cell table:style-name="C2">
            <text:p text:style-name="P0"><text:span text:style-name="T1">USD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47.7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7.50</text:span></text:p>
          </table:table-cell>
          <table:table-cell table:style-name="C2">
            <text:p text:style-name="P0"><text:span text:style-name="T1">55.20</text:span></text:p>
          </table:table-cell>
          <table:table-cell table:style-name="C2">
            <text:p text:style-name="P0"><text:span text:style-name="T1">3,010.22</text:span></text:p>
          </table:table-cell>
          <table:table-cell table:style-name="C0"/>
        </table:table-row>
        <table:table-row table:style-name="TBL_0_1_row_27">
          <table:table-cell table:style-name="C0"/>
          <table:table-cell table:style-name="C0"/>
          <table:table-cell table:style-name="C2">
            <text:p text:style-name="P0"><text:span text:style-name="T1">USD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142.98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0.34</text:span></text:p>
          </table:table-cell>
          <table:table-cell table:style-name="C2">
            <text:p text:style-name="P0"><text:span text:style-name="T1">153.32</text:span></text:p>
          </table:table-cell>
          <table:table-cell table:style-name="C2">
            <text:p text:style-name="P0"><text:span text:style-name="T1">9,010.93</text:span></text:p>
          </table:table-cell>
          <table:table-cell table:style-name="C0"/>
        </table:table-row>
        <table:table-row table:style-name="TBL_0_1_row_28">
          <table:table-cell table:style-name="C0"/>
          <table:table-cell table:style-name="C2">
            <text:p text:style-name="P0"><text:span text:style-name="T1">blowpak</text:span></text:p>
          </table:table-cell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0</text:span></text:p>
          </table:table-cell>
          <table:table-cell table:style-name="C2">
            <text:p text:style-name="P0"/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0"/>
        </table:table-row>
        <table:table-row table:style-name="TBL_0_1_row_29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200.00</text:span></text:p>
          </table:table-cell>
          <table:table-cell table:style-name="C2">
            <text:p text:style-name="P0"><text:span text:style-name="T1">1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00.00</text:span></text:p>
          </table:table-cell>
          <table:table-cell table:style-name="C2">
            <text:p text:style-name="P0"><text:span text:style-name="T1">100.00</text:span></text:p>
          </table:table-cell>
          <table:table-cell table:style-name="C0"/>
        </table:table-row>
        <table:table-row table:style-name="TBL_0_1_row_30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0"/>
        </table:table-row>
        <table:table-row table:style-name="TBL_0_1_row_3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3,900.00</text:span></text:p>
          </table:table-cell>
          <table:table-cell table:style-name="C2">
            <text:p text:style-name="P0"><text:span text:style-name="T1">100.00</text:span></text:p>
          </table:table-cell>
          <table:table-cell table:style-name="C2">
            <text:p text:style-name="P0"><text:span text:style-name="T1">612.78</text:span></text:p>
          </table:table-cell>
          <table:table-cell table:style-name="C2">
            <text:p text:style-name="P0"><text:span text:style-name="T1">4,512.78</text:span></text:p>
          </table:table-cell>
          <table:table-cell table:style-name="C2">
            <text:p text:style-name="P0"><text:span text:style-name="T1">4,512.78</text:span></text:p>
          </table:table-cell>
          <table:table-cell table:style-name="C0"/>
        </table:table-row>
        <table:table-row table:style-name="TBL_0_1_row_3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628.48</text:span></text:p>
          </table:table-cell>
          <table:table-cell table:style-name="C2">
            <text:p text:style-name="P0"><text:span text:style-name="T1">4,628.48</text:span></text:p>
          </table:table-cell>
          <table:table-cell table:style-name="C2">
            <text:p text:style-name="P0"><text:span text:style-name="T1">4,628.48</text:span></text:p>
          </table:table-cell>
          <table:table-cell table:style-name="C0"/>
        </table:table-row>
        <table:table-row table:style-name="TBL_0_1_row_3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1</text:span></text:p>
          </table:table-cell>
          <table:table-cell table:style-name="C2">
            <text:p text:style-name="P0"><text:span text:style-name="T1">2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,456.66</text:span></text:p>
          </table:table-cell>
          <table:table-cell table:style-name="C2">
            <text:p text:style-name="P0"><text:span text:style-name="T1">25,456.66</text:span></text:p>
          </table:table-cell>
          <table:table-cell table:style-name="C2">
            <text:p text:style-name="P0"><text:span text:style-name="T1">25,456.66</text:span></text:p>
          </table:table-cell>
          <table:table-cell table:style-name="C0"/>
        </table:table-row>
        <table:table-row table:style-name="TBL_0_1_row_3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0"/>
        </table:table-row>
        <table:table-row table:style-name="TBL_0_1_row_35">
          <table:table-cell table:style-name="C0"/>
          <table:table-cell table:style-name="C2">
            <text:p text:style-name="P0"><text:span text:style-name="T1">Cash Customer</text:span></text:p>
          </table:table-cell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5</text:span></text:p>
          </table:table-cell>
          <table:table-cell table:style-name="C2">
            <text:p text:style-name="P0"><text:span text:style-name="T1">3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0.00</text:span></text:p>
          </table:table-cell>
          <table:table-cell table:style-name="C2">
            <text:p text:style-name="P0"><text:span text:style-name="T1">30.00</text:span></text:p>
          </table:table-cell>
          <table:table-cell table:style-name="C0"/>
        </table:table-row>
        <table:table-row table:style-name="TBL_0_1_row_3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4</text:span></text:p>
          </table:table-cell>
          <table:table-cell table:style-name="C2">
            <text:p text:style-name="P0"><text:span text:style-name="T1">1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.00</text:span></text:p>
          </table:table-cell>
          <table:table-cell table:style-name="C2">
            <text:p text:style-name="P0"><text:span text:style-name="T1">102.00</text:span></text:p>
          </table:table-cell>
          <table:table-cell table:style-name="C2">
            <text:p text:style-name="P0"><text:span text:style-name="T1">102.00</text:span></text:p>
          </table:table-cell>
          <table:table-cell table:style-name="C0"/>
        </table:table-row>
        <table:table-row table:style-name="TBL_0_1_row_3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0"/>
        </table:table-row>
        <table:table-row table:style-name="TBL_0_1_row_3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4</text:span></text:p>
          </table:table-cell>
          <table:table-cell table:style-name="C2">
            <text:p text:style-name="P0"><text:span text:style-name="T1">8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600.00</text:span></text:p>
          </table:table-cell>
          <table:table-cell table:style-name="C2">
            <text:p text:style-name="P0"><text:span text:style-name="T1">81,600.00</text:span></text:p>
          </table:table-cell>
          <table:table-cell table:style-name="C2">
            <text:p text:style-name="P0"><text:span text:style-name="T1">81,600.00</text:span></text:p>
          </table:table-cell>
          <table:table-cell table:style-name="C0"/>
        </table:table-row>
      </table:table>
      <table:table table:name="TBL_0_2" table:style-name="TBL_0_2">
        <table:table-column table:style-name="TBL_0_2_col_0">
</table:table-column>
        <table:table-column table:style-name="TBL_0_2_col_1">
</table:table-column>
        <table:table-column table:style-name="TBL_0_2_col_2">
</table:table-column>
        <table:table-column table:style-name="TBL_0_2_col_3">
</table:table-column>
        <table:table-column table:style-name="TBL_0_2_col_4">
</table:table-column>
        <table:table-column table:style-name="TBL_0_2_col_5">
</table:table-column>
        <table:table-column table:style-name="TBL_0_2_col_6">
</table:table-column>
        <table:table-column table:style-name="TBL_0_2_col_7">
</table:table-column>
        <table:table-column table:style-name="TBL_0_2_col_8">
</table:table-column>
        <table:table-column table:style-name="TBL_0_2_col_9">
</table:table-column>
        <table:table-row table:style-name="TBL_0_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1">
          <table:table-cell table:style-name="C0"/>
          <table:table-cell table:style-name="C0"/>
          <table:table-cell table:style-name="C2">
            <text:p text:style-name="P0"><text:span text:style-name="T1">USD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23.82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.19</text:span></text:p>
          </table:table-cell>
          <table:table-cell table:style-name="C2">
            <text:p text:style-name="P0"><text:span text:style-name="T1">25.01</text:span></text:p>
          </table:table-cell>
          <table:table-cell table:style-name="C2">
            <text:p text:style-name="P0"><text:span text:style-name="T1">1,500.66</text:span></text:p>
          </table:table-cell>
          <table:table-cell table:style-name="C0"/>
        </table:table-row>
        <table:table-row table:style-name="TBL_0_2_row_2">
          <table:table-cell table:style-name="C0"/>
          <table:table-cell table:style-name="C0"/>
          <table:table-cell table:style-name="C2">
            <text:p text:style-name="P0"><text:span text:style-name="T1">USD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47.7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.00</text:span></text:p>
          </table:table-cell>
          <table:table-cell table:style-name="C2">
            <text:p text:style-name="P0"><text:span text:style-name="T1">48.70</text:span></text:p>
          </table:table-cell>
          <table:table-cell table:style-name="C2">
            <text:p text:style-name="P0"><text:span text:style-name="T1">3,003.72</text:span></text:p>
          </table:table-cell>
          <table:table-cell table:style-name="C0"/>
        </table:table-row>
        <table:table-row table:style-name="TBL_0_2_row_3">
          <table:table-cell table:style-name="C0"/>
          <table:table-cell table:style-name="C2">
            <text:p text:style-name="P0"><text:span text:style-name="T1">Denso India Ltd.</text:span></text:p>
          </table:table-cell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3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60</text:span></text:p>
          </table:table-cell>
          <table:table-cell table:style-name="C2">
            <text:p text:style-name="P0"><text:span text:style-name="T1">30.60</text:span></text:p>
          </table:table-cell>
          <table:table-cell table:style-name="C2">
            <text:p text:style-name="P0"><text:span text:style-name="T1">30.60</text:span></text:p>
          </table:table-cell>
          <table:table-cell table:style-name="C0"/>
        </table:table-row>
        <table:table-row table:style-name="TBL_0_2_row_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2</text:span></text:p>
          </table:table-cell>
          <table:table-cell table:style-name="C2">
            <text:p text:style-name="P0"><text:span text:style-name="T1">12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.40</text:span></text:p>
          </table:table-cell>
          <table:table-cell table:style-name="C2">
            <text:p text:style-name="P0"><text:span text:style-name="T1">122.40</text:span></text:p>
          </table:table-cell>
          <table:table-cell table:style-name="C2">
            <text:p text:style-name="P0"><text:span text:style-name="T1">122.40</text:span></text:p>
          </table:table-cell>
          <table:table-cell table:style-name="C0"/>
        </table:table-row>
        <table:table-row table:style-name="TBL_0_2_row_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2</text:span></text:p>
          </table:table-cell>
          <table:table-cell table:style-name="C2">
            <text:p text:style-name="P0"><text:span text:style-name="T1">144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.88</text:span></text:p>
          </table:table-cell>
          <table:table-cell table:style-name="C2">
            <text:p text:style-name="P0"><text:span text:style-name="T1">146.88</text:span></text:p>
          </table:table-cell>
          <table:table-cell table:style-name="C2">
            <text:p text:style-name="P0"><text:span text:style-name="T1">146.88</text:span></text:p>
          </table:table-cell>
          <table:table-cell table:style-name="C0"/>
        </table:table-row>
        <table:table-row table:style-name="TBL_0_2_row_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3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6.00</text:span></text:p>
          </table:table-cell>
          <table:table-cell table:style-name="C2">
            <text:p text:style-name="P0"><text:span text:style-name="T1">306.00</text:span></text:p>
          </table:table-cell>
          <table:table-cell table:style-name="C2">
            <text:p text:style-name="P0"><text:span text:style-name="T1">306.00</text:span></text:p>
          </table:table-cell>
          <table:table-cell table:style-name="C0"/>
        </table:table-row>
        <table:table-row table:style-name="TBL_0_2_row_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0.7</text:span></text:p>
          </table:table-cell>
          <table:table-cell table:style-name="C2">
            <text:p text:style-name="P0"><text:span text:style-name="T1">374.5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8.85</text:span></text:p>
          </table:table-cell>
          <table:table-cell table:style-name="C2">
            <text:p text:style-name="P0"><text:span text:style-name="T1">433.35</text:span></text:p>
          </table:table-cell>
          <table:table-cell table:style-name="C2">
            <text:p text:style-name="P0"><text:span text:style-name="T1">433.35</text:span></text:p>
          </table:table-cell>
          <table:table-cell table:style-name="C0"/>
        </table:table-row>
        <table:table-row table:style-name="TBL_0_2_row_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8</text:span></text:p>
          </table:table-cell>
          <table:table-cell table:style-name="C2">
            <text:p text:style-name="P0"><text:span text:style-name="T1">8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800.00</text:span></text:p>
          </table:table-cell>
          <table:table-cell table:style-name="C2">
            <text:p text:style-name="P0"><text:span text:style-name="T1">800.00</text:span></text:p>
          </table:table-cell>
          <table:table-cell table:style-name="C0"/>
        </table:table-row>
        <table:table-row table:style-name="TBL_0_2_row_9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</text:span></text:p>
          </table:table-cell>
          <table:table-cell table:style-name="C2">
            <text:p text:style-name="P0"><text:span text:style-name="T1">750.42</text:span></text:p>
          </table:table-cell>
          <table:table-cell table:style-name="C2">
            <text:p text:style-name="P0"><text:span text:style-name="T1">249.58</text:span></text:p>
          </table:table-cell>
          <table:table-cell table:style-name="C2">
            <text:p text:style-name="P0"><text:span text:style-name="T1">117.91</text:span></text:p>
          </table:table-cell>
          <table:table-cell table:style-name="C2">
            <text:p text:style-name="P0"><text:span text:style-name="T1">868.33</text:span></text:p>
          </table:table-cell>
          <table:table-cell table:style-name="C2">
            <text:p text:style-name="P0"><text:span text:style-name="T1">868.33</text:span></text:p>
          </table:table-cell>
          <table:table-cell table:style-name="C0"/>
        </table:table-row>
        <table:table-row table:style-name="TBL_0_2_row_10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0"/>
        </table:table-row>
        <table:table-row table:style-name="TBL_0_2_row_1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0"/>
        </table:table-row>
        <table:table-row table:style-name="TBL_0_2_row_1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8</text:span></text:p>
          </table:table-cell>
          <table:table-cell table:style-name="C2">
            <text:p text:style-name="P0"><text:span text:style-name="T1">1,6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600.00</text:span></text:p>
          </table:table-cell>
          <table:table-cell table:style-name="C2">
            <text:p text:style-name="P0"><text:span text:style-name="T1">1,600.00</text:span></text:p>
          </table:table-cell>
          <table:table-cell table:style-name="C0"/>
        </table:table-row>
        <table:table-row table:style-name="TBL_0_2_row_1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1,605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605.00</text:span></text:p>
          </table:table-cell>
          <table:table-cell table:style-name="C2">
            <text:p text:style-name="P0"><text:span text:style-name="T1">1,605.00</text:span></text:p>
          </table:table-cell>
          <table:table-cell table:style-name="C0"/>
        </table:table-row>
        <table:table-row table:style-name="TBL_0_2_row_1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0.00</text:span></text:p>
          </table:table-cell>
          <table:table-cell table:style-name="C2">
            <text:p text:style-name="P0"><text:span text:style-name="T1">2,040.00</text:span></text:p>
          </table:table-cell>
          <table:table-cell table:style-name="C2">
            <text:p text:style-name="P0"><text:span text:style-name="T1">2,040.00</text:span></text:p>
          </table:table-cell>
          <table:table-cell table:style-name="C0"/>
        </table:table-row>
        <table:table-row table:style-name="TBL_0_2_row_1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3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,000.00</text:span></text:p>
          </table:table-cell>
          <table:table-cell table:style-name="C2">
            <text:p text:style-name="P0"><text:span text:style-name="T1">3,000.00</text:span></text:p>
          </table:table-cell>
          <table:table-cell table:style-name="C0"/>
        </table:table-row>
        <table:table-row table:style-name="TBL_0_2_row_1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3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60.00</text:span></text:p>
          </table:table-cell>
          <table:table-cell table:style-name="C2">
            <text:p text:style-name="P0"><text:span text:style-name="T1">3,060.00</text:span></text:p>
          </table:table-cell>
          <table:table-cell table:style-name="C2">
            <text:p text:style-name="P0"><text:span text:style-name="T1">3,060.00</text:span></text:p>
          </table:table-cell>
          <table:table-cell table:style-name="C0"/>
        </table:table-row>
        <table:table-row table:style-name="TBL_0_2_row_1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1</text:span></text:p>
          </table:table-cell>
          <table:table-cell table:style-name="C2">
            <text:p text:style-name="P0"><text:span text:style-name="T1">3,3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,300.00</text:span></text:p>
          </table:table-cell>
          <table:table-cell table:style-name="C2">
            <text:p text:style-name="P0"><text:span text:style-name="T1">3,300.00</text:span></text:p>
          </table:table-cell>
          <table:table-cell table:style-name="C0"/>
        </table:table-row>
        <table:table-row table:style-name="TBL_0_2_row_1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0"/>
        </table:table-row>
        <table:table-row table:style-name="TBL_0_2_row_19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5,35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,350.00</text:span></text:p>
          </table:table-cell>
          <table:table-cell table:style-name="C2">
            <text:p text:style-name="P0"><text:span text:style-name="T1">5,350.00</text:span></text:p>
          </table:table-cell>
          <table:table-cell table:style-name="C0"/>
        </table:table-row>
        <table:table-row table:style-name="TBL_0_2_row_20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00.00</text:span></text:p>
          </table:table-cell>
          <table:table-cell table:style-name="C2">
            <text:p text:style-name="P0"><text:span text:style-name="T1">6,300.00</text:span></text:p>
          </table:table-cell>
          <table:table-cell table:style-name="C2">
            <text:p text:style-name="P0"><text:span text:style-name="T1">6,300.00</text:span></text:p>
          </table:table-cell>
          <table:table-cell table:style-name="C0"/>
        </table:table-row>
        <table:table-row table:style-name="TBL_0_2_row_2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49.89</text:span></text:p>
          </table:table-cell>
          <table:table-cell table:style-name="C2">
            <text:p text:style-name="P0"><text:span text:style-name="T1">8,789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8,789.00</text:span></text:p>
          </table:table-cell>
          <table:table-cell table:style-name="C2">
            <text:p text:style-name="P0"><text:span text:style-name="T1">8,789.00</text:span></text:p>
          </table:table-cell>
          <table:table-cell table:style-name="C0"/>
        </table:table-row>
        <table:table-row table:style-name="TBL_0_2_row_2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4</text:span></text:p>
          </table:table-cell>
          <table:table-cell table:style-name="C2">
            <text:p text:style-name="P0"><text:span text:style-name="T1">8,000.00</text:span></text:p>
          </table:table-cell>
          <table:table-cell table:style-name="C2">
            <text:p text:style-name="P0"><text:span text:style-name="T1">120.00</text:span></text:p>
          </table:table-cell>
          <table:table-cell table:style-name="C2">
            <text:p text:style-name="P0"><text:span text:style-name="T1">1,256.97</text:span></text:p>
          </table:table-cell>
          <table:table-cell table:style-name="C2">
            <text:p text:style-name="P0"><text:span text:style-name="T1">9,136.97</text:span></text:p>
          </table:table-cell>
          <table:table-cell table:style-name="C2">
            <text:p text:style-name="P0"><text:span text:style-name="T1">9,136.97</text:span></text:p>
          </table:table-cell>
          <table:table-cell table:style-name="C0"/>
        </table:table-row>
        <table:table-row table:style-name="TBL_0_2_row_2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5</text:span></text:p>
          </table:table-cell>
          <table:table-cell table:style-name="C2">
            <text:p text:style-name="P0"><text:span text:style-name="T1">1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0,000.00</text:span></text:p>
          </table:table-cell>
          <table:table-cell table:style-name="C2">
            <text:p text:style-name="P0"><text:span text:style-name="T1">10,000.00</text:span></text:p>
          </table:table-cell>
          <table:table-cell table:style-name="C0"/>
        </table:table-row>
        <table:table-row table:style-name="TBL_0_2_row_2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1</text:span></text:p>
          </table:table-cell>
          <table:table-cell table:style-name="C2">
            <text:p text:style-name="P0"><text:span text:style-name="T1">11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1,000.00</text:span></text:p>
          </table:table-cell>
          <table:table-cell table:style-name="C2">
            <text:p text:style-name="P0"><text:span text:style-name="T1">11,000.00</text:span></text:p>
          </table:table-cell>
          <table:table-cell table:style-name="C0"/>
        </table:table-row>
        <table:table-row table:style-name="TBL_0_2_row_2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1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571.21</text:span></text:p>
          </table:table-cell>
          <table:table-cell table:style-name="C2">
            <text:p text:style-name="P0"><text:span text:style-name="T1">11,571.21</text:span></text:p>
          </table:table-cell>
          <table:table-cell table:style-name="C2">
            <text:p text:style-name="P0"><text:span text:style-name="T1">11,571.21</text:span></text:p>
          </table:table-cell>
          <table:table-cell table:style-name="C0"/>
        </table:table-row>
        <table:table-row table:style-name="TBL_0_2_row_2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2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0,000.00</text:span></text:p>
          </table:table-cell>
          <table:table-cell table:style-name="C2">
            <text:p text:style-name="P0"><text:span text:style-name="T1">20,000.00</text:span></text:p>
          </table:table-cell>
          <table:table-cell table:style-name="C0"/>
        </table:table-row>
        <table:table-row table:style-name="TBL_0_2_row_2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0"/>
        </table:table-row>
        <table:table-row table:style-name="TBL_0_2_row_2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0"/>
        </table:table-row>
        <table:table-row table:style-name="TBL_0_2_row_29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5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0"/>
        </table:table-row>
        <table:table-row table:style-name="TBL_0_2_row_30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1</text:span></text:p>
          </table:table-cell>
          <table:table-cell table:style-name="C2">
            <text:p text:style-name="P0"><text:span text:style-name="T1">33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,185.00</text:span></text:p>
          </table:table-cell>
          <table:table-cell table:style-name="C2">
            <text:p text:style-name="P0"><text:span text:style-name="T1">38,185.00</text:span></text:p>
          </table:table-cell>
          <table:table-cell table:style-name="C2">
            <text:p text:style-name="P0"><text:span text:style-name="T1">38,185.00</text:span></text:p>
          </table:table-cell>
          <table:table-cell table:style-name="C0"/>
        </table:table-row>
        <table:table-row table:style-name="TBL_0_2_row_3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0</text:span></text:p>
          </table:table-cell>
          <table:table-cell table:style-name="C2">
            <text:p text:style-name="P0"><text:span text:style-name="T1">4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0,000.00</text:span></text:p>
          </table:table-cell>
          <table:table-cell table:style-name="C2">
            <text:p text:style-name="P0"><text:span text:style-name="T1">40,000.00</text:span></text:p>
          </table:table-cell>
          <table:table-cell table:style-name="C0"/>
        </table:table-row>
        <table:table-row table:style-name="TBL_0_2_row_3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5</text:span></text:p>
          </table:table-cell>
          <table:table-cell table:style-name="C2">
            <text:p text:style-name="P0"><text:span text:style-name="T1">5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2">
            <text:p text:style-name="P0"><text:span text:style-name="T1">51,000.00</text:span></text:p>
          </table:table-cell>
          <table:table-cell table:style-name="C2">
            <text:p text:style-name="P0"><text:span text:style-name="T1">51,000.00</text:span></text:p>
          </table:table-cell>
          <table:table-cell table:style-name="C0"/>
        </table:table-row>
        <table:table-row table:style-name="TBL_0_2_row_3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00</text:span></text:p>
          </table:table-cell>
          <table:table-cell table:style-name="C2">
            <text:p text:style-name="P0"><text:span text:style-name="T1">6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60,000.00</text:span></text:p>
          </table:table-cell>
          <table:table-cell table:style-name="C2">
            <text:p text:style-name="P0"><text:span text:style-name="T1">60,000.00</text:span></text:p>
          </table:table-cell>
          <table:table-cell table:style-name="C0"/>
        </table:table-row>
        <table:table-row table:style-name="TBL_0_2_row_3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0</text:span></text:p>
          </table:table-cell>
          <table:table-cell table:style-name="C2">
            <text:p text:style-name="P0"><text:span text:style-name="T1">105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2,159.84</text:span></text:p>
          </table:table-cell>
          <table:table-cell table:style-name="C2">
            <text:p text:style-name="P0"><text:span text:style-name="T1">117,159.84</text:span></text:p>
          </table:table-cell>
          <table:table-cell table:style-name="C2">
            <text:p text:style-name="P0"><text:span text:style-name="T1">117,159.84</text:span></text:p>
          </table:table-cell>
          <table:table-cell table:style-name="C0"/>
        </table:table-row>
        <table:table-row table:style-name="TBL_0_2_row_35">
          <table:table-cell table:style-name="C0"/>
          <table:table-cell table:style-name="C0"/>
          <table:table-cell table:style-name="C2">
            <text:p text:style-name="P0"><text:span text:style-name="T1">USD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95.32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.77</text:span></text:p>
          </table:table-cell>
          <table:table-cell table:style-name="C2">
            <text:p text:style-name="P0"><text:span text:style-name="T1">100.09</text:span></text:p>
          </table:table-cell>
          <table:table-cell table:style-name="C2">
            <text:p text:style-name="P0"><text:span text:style-name="T1">6,005.16</text:span></text:p>
          </table:table-cell>
          <table:table-cell table:style-name="C0"/>
        </table:table-row>
        <table:table-row table:style-name="TBL_0_2_row_36">
          <table:table-cell table:style-name="C0"/>
          <table:table-cell table:style-name="C2">
            <text:p text:style-name="P0"><text:span text:style-name="T1">India Nippon Electrical Ltd ( UN III )</text:span></text:p>
          </table:table-cell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4</text:span></text:p>
          </table:table-cell>
          <table:table-cell table:style-name="C2">
            <text:p text:style-name="P0"><text:span text:style-name="T1">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76.30</text:span></text:p>
          </table:table-cell>
          <table:table-cell table:style-name="C2">
            <text:p text:style-name="P0"><text:span text:style-name="T1">2,276.30</text:span></text:p>
          </table:table-cell>
          <table:table-cell table:style-name="C2">
            <text:p text:style-name="P0"><text:span text:style-name="T1">2,276.30</text:span></text:p>
          </table:table-cell>
          <table:table-cell table:style-name="C0"/>
        </table:table-row>
        <table:table-row table:style-name="TBL_0_2_row_3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4</text:span></text:p>
          </table:table-cell>
          <table:table-cell table:style-name="C2">
            <text:p text:style-name="P0"><text:span text:style-name="T1">8,000.00</text:span></text:p>
          </table:table-cell>
          <table:table-cell table:style-name="C2">
            <text:p text:style-name="P0"><text:span text:style-name="T1">10.0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2">
            <text:p text:style-name="P0"><text:span text:style-name="T1">8,990.00</text:span></text:p>
          </table:table-cell>
          <table:table-cell table:style-name="C2">
            <text:p text:style-name="P0"><text:span text:style-name="T1">8,990.00</text:span></text:p>
          </table:table-cell>
          <table:table-cell table:style-name="C0"/>
        </table:table-row>
        <table:table-row table:style-name="TBL_0_2_row_3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8</text:span></text:p>
          </table:table-cell>
          <table:table-cell table:style-name="C2">
            <text:p text:style-name="P0"><text:span text:style-name="T1">10,000.00</text:span></text:p>
          </table:table-cell>
          <table:table-cell table:style-name="C2">
            <text:p text:style-name="P0"><text:span text:style-name="T1">5,000.00</text:span></text:p>
          </table:table-cell>
          <table:table-cell table:style-name="C2">
            <text:p text:style-name="P0"><text:span text:style-name="T1">1,571.21</text:span></text:p>
          </table:table-cell>
          <table:table-cell table:style-name="C2">
            <text:p text:style-name="P0"><text:span text:style-name="T1">6,571.21</text:span></text:p>
          </table:table-cell>
          <table:table-cell table:style-name="C2">
            <text:p text:style-name="P0"><text:span text:style-name="T1">6,571.21</text:span></text:p>
          </table:table-cell>
          <table:table-cell table:style-name="C0"/>
        </table:table-row>
      </table:table>
      <table:table table:name="TBL_0_3" table:style-name="TBL_0_3">
        <table:table-column table:style-name="TBL_0_3_col_0">
</table:table-column>
        <table:table-column table:style-name="TBL_0_3_col_1">
</table:table-column>
        <table:table-column table:style-name="TBL_0_3_col_2">
</table:table-column>
        <table:table-column table:style-name="TBL_0_3_col_3">
</table:table-column>
        <table:table-column table:style-name="TBL_0_3_col_4">
</table:table-column>
        <table:table-column table:style-name="TBL_0_3_col_5">
</table:table-column>
        <table:table-column table:style-name="TBL_0_3_col_6">
</table:table-column>
        <table:table-column table:style-name="TBL_0_3_col_7">
</table:table-column>
        <table:table-column table:style-name="TBL_0_3_col_8">
</table:table-column>
        <table:table-column table:style-name="TBL_0_3_col_9">
</table:table-column>
        <table:table-row table:style-name="TBL_0_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0"/>
        </table:table-row>
        <table:table-row table:style-name="TBL_0_3_row_2">
          <table:table-cell table:style-name="C0"/>
          <table:table-cell table:style-name="C2">
            <text:p text:style-name="P0"><text:span text:style-name="T1">Joy Enterprises</text:span></text:p>
          </table:table-cell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0</text:span></text:p>
          </table:table-cell>
          <table:table-cell table:style-name="C2">
            <text:p text:style-name="P0"><text:span text:style-name="T1">1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0,000.00</text:span></text:p>
          </table:table-cell>
          <table:table-cell table:style-name="C2">
            <text:p text:style-name="P0"><text:span text:style-name="T1">10,000.00</text:span></text:p>
          </table:table-cell>
          <table:table-cell table:style-name="C0"/>
        </table:table-row>
        <table:table-row table:style-name="TBL_0_3_row_3">
          <table:table-cell table:style-name="C0"/>
          <table:table-cell table:style-name="C2">
            <text:p text:style-name="P0"><text:span text:style-name="T1">LUIES PROVISION STORE</text:span></text:p>
          </table:table-cell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628.48</text:span></text:p>
          </table:table-cell>
          <table:table-cell table:style-name="C2">
            <text:p text:style-name="P0"><text:span text:style-name="T1">4,628.48</text:span></text:p>
          </table:table-cell>
          <table:table-cell table:style-name="C2">
            <text:p text:style-name="P0"><text:span text:style-name="T1">4,628.48</text:span></text:p>
          </table:table-cell>
          <table:table-cell table:style-name="C0"/>
        </table:table-row>
        <table:table-row table:style-name="TBL_0_3_row_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6,960.00</text:span></text:p>
          </table:table-cell>
          <table:table-cell table:style-name="C2">
            <text:p text:style-name="P0"><text:span text:style-name="T1">278.40</text:span></text:p>
          </table:table-cell>
          <table:table-cell table:style-name="C2">
            <text:p text:style-name="P0"><text:span text:style-name="T1">1,093.56</text:span></text:p>
          </table:table-cell>
          <table:table-cell table:style-name="C2">
            <text:p text:style-name="P0"><text:span text:style-name="T1">7,775.16</text:span></text:p>
          </table:table-cell>
          <table:table-cell table:style-name="C2">
            <text:p text:style-name="P0"><text:span text:style-name="T1">7,775.16</text:span></text:p>
          </table:table-cell>
          <table:table-cell table:style-name="C0"/>
        </table:table-row>
        <table:table-row table:style-name="TBL_0_3_row_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6</text:span></text:p>
          </table:table-cell>
          <table:table-cell table:style-name="C2">
            <text:p text:style-name="P0"><text:span text:style-name="T1">1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2,000.00</text:span></text:p>
          </table:table-cell>
          <table:table-cell table:style-name="C2">
            <text:p text:style-name="P0"><text:span text:style-name="T1">12,000.00</text:span></text:p>
          </table:table-cell>
          <table:table-cell table:style-name="C0"/>
        </table:table-row>
        <table:table-row table:style-name="TBL_0_3_row_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6</text:span></text:p>
          </table:table-cell>
          <table:table-cell table:style-name="C2">
            <text:p text:style-name="P0"><text:span text:style-name="T1">1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885.45</text:span></text:p>
          </table:table-cell>
          <table:table-cell table:style-name="C2">
            <text:p text:style-name="P0"><text:span text:style-name="T1">13,885.45</text:span></text:p>
          </table:table-cell>
          <table:table-cell table:style-name="C2">
            <text:p text:style-name="P0"><text:span text:style-name="T1">13,885.45</text:span></text:p>
          </table:table-cell>
          <table:table-cell table:style-name="C0"/>
        </table:table-row>
        <table:table-row table:style-name="TBL_0_3_row_7">
          <table:table-cell table:style-name="C0"/>
          <table:table-cell table:style-name="C0"/>
          <table:table-cell table:style-name="C2">
            <text:p text:style-name="P0"><text:span text:style-name="T1">USD</text:span></text:p>
          </table:table-cell>
          <table:table-cell table:style-name="C2">
            <text:p text:style-name="P0"><text:span text:style-name="T1">4</text:span></text:p>
          </table:table-cell>
          <table:table-cell table:style-name="C2">
            <text:p text:style-name="P0"><text:span text:style-name="T1">154.68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4.30</text:span></text:p>
          </table:table-cell>
          <table:table-cell table:style-name="C2">
            <text:p text:style-name="P0"><text:span text:style-name="T1">178.98</text:span></text:p>
          </table:table-cell>
          <table:table-cell table:style-name="C2">
            <text:p text:style-name="P0"><text:span text:style-name="T1">9,305.10</text:span></text:p>
          </table:table-cell>
          <table:table-cell table:style-name="C0"/>
        </table:table-row>
        <table:table-row table:style-name="TBL_0_3_row_8">
          <table:table-cell table:style-name="C0"/>
          <table:table-cell table:style-name="C2">
            <text:p text:style-name="P0"><text:span text:style-name="T1">Rostogi and Sons Ltd.</text:span></text:p>
          </table:table-cell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3</text:span></text:p>
          </table:table-cell>
          <table:table-cell table:style-name="C2">
            <text:p text:style-name="P0"><text:span text:style-name="T1">23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3.00</text:span></text:p>
          </table:table-cell>
          <table:table-cell table:style-name="C2">
            <text:p text:style-name="P0"><text:span text:style-name="T1">23.00</text:span></text:p>
          </table:table-cell>
          <table:table-cell table:style-name="C0"/>
        </table:table-row>
        <table:table-row table:style-name="TBL_0_3_row_9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0"/>
        </table:table-row>
        <table:table-row table:style-name="TBL_0_3_row_10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0"/>
        </table:table-row>
        <table:table-row table:style-name="TBL_0_3_row_1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0.5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0"/>
        </table:table-row>
        <table:table-row table:style-name="TBL_0_3_row_1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</text:span></text:p>
          </table:table-cell>
          <table:table-cell table:style-name="C2">
            <text:p text:style-name="P0"><text:span text:style-name="T1">4,5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,500.00</text:span></text:p>
          </table:table-cell>
          <table:table-cell table:style-name="C2">
            <text:p text:style-name="P0"><text:span text:style-name="T1">4,500.00</text:span></text:p>
          </table:table-cell>
          <table:table-cell table:style-name="C0"/>
        </table:table-row>
        <table:table-row table:style-name="TBL_0_3_row_1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5</text:span></text:p>
          </table:table-cell>
          <table:table-cell table:style-name="C2">
            <text:p text:style-name="P0"><text:span text:style-name="T1">1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0,000.00</text:span></text:p>
          </table:table-cell>
          <table:table-cell table:style-name="C2">
            <text:p text:style-name="P0"><text:span text:style-name="T1">10,000.00</text:span></text:p>
          </table:table-cell>
          <table:table-cell table:style-name="C0"/>
        </table:table-row>
        <table:table-row table:style-name="TBL_0_3_row_1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2</text:span></text:p>
          </table:table-cell>
          <table:table-cell table:style-name="C2">
            <text:p text:style-name="P0"><text:span text:style-name="T1">16,5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6,500.00</text:span></text:p>
          </table:table-cell>
          <table:table-cell table:style-name="C2">
            <text:p text:style-name="P0"><text:span text:style-name="T1">16,500.00</text:span></text:p>
          </table:table-cell>
          <table:table-cell table:style-name="C0"/>
        </table:table-row>
        <table:table-row table:style-name="TBL_0_3_row_1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2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0,000.00</text:span></text:p>
          </table:table-cell>
          <table:table-cell table:style-name="C2">
            <text:p text:style-name="P0"><text:span text:style-name="T1">20,000.00</text:span></text:p>
          </table:table-cell>
          <table:table-cell table:style-name="C0"/>
        </table:table-row>
        <table:table-row table:style-name="TBL_0_3_row_1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5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0,000.00</text:span></text:p>
          </table:table-cell>
          <table:table-cell table:style-name="C2">
            <text:p text:style-name="P0"><text:span text:style-name="T1">50,000.00</text:span></text:p>
          </table:table-cell>
          <table:table-cell table:style-name="C0"/>
        </table:table-row>
        <table:table-row table:style-name="TBL_0_3_row_1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2</text:span></text:p>
          </table:table-cell>
          <table:table-cell table:style-name="C2">
            <text:p text:style-name="P0"><text:span text:style-name="T1">17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8,500.00</text:span></text:p>
          </table:table-cell>
          <table:table-cell table:style-name="C2">
            <text:p text:style-name="P0"><text:span text:style-name="T1">178,500.00</text:span></text:p>
          </table:table-cell>
          <table:table-cell table:style-name="C2">
            <text:p text:style-name="P0"><text:span text:style-name="T1">178,500.00</text:span></text:p>
          </table:table-cell>
          <table:table-cell table:style-name="C0"/>
        </table:table-row>
        <table:table-row table:style-name="TBL_0_3_row_1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58.5</text:span></text:p>
          </table:table-cell>
          <table:table-cell table:style-name="C2">
            <text:p text:style-name="P0"><text:span text:style-name="T1">279,75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79,750.00</text:span></text:p>
          </table:table-cell>
          <table:table-cell table:style-name="C2">
            <text:p text:style-name="P0"><text:span text:style-name="T1">279,750.00</text:span></text:p>
          </table:table-cell>
          <table:table-cell table:style-name="C0"/>
        </table:table-row>
        <table:table-row table:style-name="TBL_0_3_row_19">
          <table:table-cell table:style-name="C0"/>
          <table:table-cell table:style-name="C0"/>
          <table:table-cell table:style-name="C2">
            <text:p text:style-name="P0"><text:span text:style-name="T1">USD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40,000.00</text:span></text:p>
          </table:table-cell>
          <table:table-cell table:style-name="C2">
            <text:p text:style-name="P0"><text:span text:style-name="T1">5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0,000.00</text:span></text:p>
          </table:table-cell>
          <table:table-cell table:style-name="C2">
            <text:p text:style-name="P0"><text:span text:style-name="T1">2,400,000.00</text:span></text:p>
          </table:table-cell>
          <table:table-cell table:style-name="C0"/>
        </table:table-row>
        <table:table-row table:style-name="TBL_0_3_row_20">
          <table:table-cell table:style-name="C0"/>
          <table:table-cell table:style-name="C0"/>
          <table:table-cell table:style-name="C2">
            <text:p text:style-name="P0"><text:span text:style-name="T1">USD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40,500.00</text:span></text:p>
          </table:table-cell>
          <table:table-cell table:style-name="C2">
            <text:p text:style-name="P0"><text:span text:style-name="T1">4,5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0,500.00</text:span></text:p>
          </table:table-cell>
          <table:table-cell table:style-name="C2">
            <text:p text:style-name="P0"><text:span text:style-name="T1">2,430,000.00</text:span></text:p>
          </table:table-cell>
          <table:table-cell table:style-name="C0"/>
        </table:table-row>
        <table:table-row table:style-name="TBL_0_3_row_21">
          <table:table-cell table:style-name="C0"/>
          <table:table-cell table:style-name="C0"/>
          <table:table-cell table:style-name="C2">
            <text:p text:style-name="P0"><text:span text:style-name="T1">USD</text:span></text:p>
          </table:table-cell>
          <table:table-cell table:style-name="C2">
            <text:p text:style-name="P0"><text:span text:style-name="T1">11</text:span></text:p>
          </table:table-cell>
          <table:table-cell table:style-name="C2">
            <text:p text:style-name="P0"><text:span text:style-name="T1">44,550.00</text:span></text:p>
          </table:table-cell>
          <table:table-cell table:style-name="C2">
            <text:p text:style-name="P0"><text:span text:style-name="T1">4,95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4,550.00</text:span></text:p>
          </table:table-cell>
          <table:table-cell table:style-name="C2">
            <text:p text:style-name="P0"><text:span text:style-name="T1">2,673,000.00</text:span></text:p>
          </table:table-cell>
          <table:table-cell table:style-name="C0"/>
        </table:table-row>
        <table:table-row table:style-name="TBL_0_3_row_22">
          <table:table-cell table:style-name="C0"/>
          <table:table-cell table:style-name="C2">
            <text:p text:style-name="P0"><text:span text:style-name="T1">SONYERRICTION</text:span></text:p>
          </table:table-cell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0</text:span></text:p>
          </table:table-cell>
          <table:table-cell table:style-name="C2">
            <text:p text:style-name="P0"/>
          </table:table-cell>
          <table:table-cell table:style-name="C2">
            <text:p text:style-name="P0"><text:span text:style-name="T1">1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0"/>
        </table:table-row>
        <table:table-row table:style-name="TBL_0_3_row_2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2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1.42</text:span></text:p>
          </table:table-cell>
          <table:table-cell table:style-name="C2">
            <text:p text:style-name="P0"><text:span text:style-name="T1">231.42</text:span></text:p>
          </table:table-cell>
          <table:table-cell table:style-name="C2">
            <text:p text:style-name="P0"><text:span text:style-name="T1">231.42</text:span></text:p>
          </table:table-cell>
          <table:table-cell table:style-name="C0"/>
        </table:table-row>
        <table:table-row table:style-name="TBL_0_3_row_2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2</text:span></text:p>
          </table:table-cell>
          <table:table-cell table:style-name="C2">
            <text:p text:style-name="P0"><text:span text:style-name="T1">3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7.14</text:span></text:p>
          </table:table-cell>
          <table:table-cell table:style-name="C2">
            <text:p text:style-name="P0"><text:span text:style-name="T1">347.14</text:span></text:p>
          </table:table-cell>
          <table:table-cell table:style-name="C2">
            <text:p text:style-name="P0"><text:span text:style-name="T1">347.14</text:span></text:p>
          </table:table-cell>
          <table:table-cell table:style-name="C0"/>
        </table:table-row>
        <table:table-row table:style-name="TBL_0_3_row_2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1,07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070.00</text:span></text:p>
          </table:table-cell>
          <table:table-cell table:style-name="C2">
            <text:p text:style-name="P0"><text:span text:style-name="T1">1,070.00</text:span></text:p>
          </table:table-cell>
          <table:table-cell table:style-name="C0"/>
        </table:table-row>
        <table:table-row table:style-name="TBL_0_3_row_2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1,2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200.00</text:span></text:p>
          </table:table-cell>
          <table:table-cell table:style-name="C2">
            <text:p text:style-name="P0"><text:span text:style-name="T1">1,200.00</text:span></text:p>
          </table:table-cell>
          <table:table-cell table:style-name="C0"/>
        </table:table-row>
        <table:table-row table:style-name="TBL_0_3_row_2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50</text:span></text:p>
          </table:table-cell>
          <table:table-cell table:style-name="C2">
            <text:p text:style-name="P0"><text:span text:style-name="T1">2,5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0.00</text:span></text:p>
          </table:table-cell>
          <table:table-cell table:style-name="C2">
            <text:p text:style-name="P0"><text:span text:style-name="T1">2,550.00</text:span></text:p>
          </table:table-cell>
          <table:table-cell table:style-name="C2">
            <text:p text:style-name="P0"><text:span text:style-name="T1">2,550.00</text:span></text:p>
          </table:table-cell>
          <table:table-cell table:style-name="C0"/>
        </table:table-row>
        <table:table-row table:style-name="TBL_0_3_row_2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40.00</text:span></text:p>
          </table:table-cell>
          <table:table-cell table:style-name="C2">
            <text:p text:style-name="P0"><text:span text:style-name="T1">6,240.00</text:span></text:p>
          </table:table-cell>
          <table:table-cell table:style-name="C2">
            <text:p text:style-name="P0"><text:span text:style-name="T1">6,240.00</text:span></text:p>
          </table:table-cell>
          <table:table-cell table:style-name="C0"/>
        </table:table-row>
        <table:table-row table:style-name="TBL_0_3_row_29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2">
            <text:p text:style-name="P0"><text:span text:style-name="T1">240.00</text:span></text:p>
          </table:table-cell>
          <table:table-cell table:style-name="C2">
            <text:p text:style-name="P0"><text:span text:style-name="T1">6,240.00</text:span></text:p>
          </table:table-cell>
          <table:table-cell table:style-name="C2">
            <text:p text:style-name="P0"><text:span text:style-name="T1">6,240.00</text:span></text:p>
          </table:table-cell>
          <table:table-cell table:style-name="C0"/>
        </table:table-row>
        <table:table-row table:style-name="TBL_0_3_row_30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885.00</text:span></text:p>
          </table:table-cell>
          <table:table-cell table:style-name="C2">
            <text:p text:style-name="P0"><text:span text:style-name="T1">6,885.00</text:span></text:p>
          </table:table-cell>
          <table:table-cell table:style-name="C2">
            <text:p text:style-name="P0"><text:span text:style-name="T1">6,885.00</text:span></text:p>
          </table:table-cell>
          <table:table-cell table:style-name="C0"/>
        </table:table-row>
        <table:table-row table:style-name="TBL_0_3_row_3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8</text:span></text:p>
          </table:table-cell>
          <table:table-cell table:style-name="C2">
            <text:p text:style-name="P0"><text:span text:style-name="T1">8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60.00</text:span></text:p>
          </table:table-cell>
          <table:table-cell table:style-name="C2">
            <text:p text:style-name="P0"><text:span text:style-name="T1">8,160.00</text:span></text:p>
          </table:table-cell>
          <table:table-cell table:style-name="C2">
            <text:p text:style-name="P0"><text:span text:style-name="T1">8,160.00</text:span></text:p>
          </table:table-cell>
          <table:table-cell table:style-name="C0"/>
        </table:table-row>
        <table:table-row table:style-name="TBL_0_3_row_3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10,5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10.00</text:span></text:p>
          </table:table-cell>
          <table:table-cell table:style-name="C2">
            <text:p text:style-name="P0"><text:span text:style-name="T1">10,710.00</text:span></text:p>
          </table:table-cell>
          <table:table-cell table:style-name="C2">
            <text:p text:style-name="P0"><text:span text:style-name="T1">10,710.00</text:span></text:p>
          </table:table-cell>
          <table:table-cell table:style-name="C0"/>
        </table:table-row>
        <table:table-row table:style-name="TBL_0_3_row_3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.5</text:span></text:p>
          </table:table-cell>
          <table:table-cell table:style-name="C2">
            <text:p text:style-name="P0"><text:span text:style-name="T1">10,5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10.00</text:span></text:p>
          </table:table-cell>
          <table:table-cell table:style-name="C2">
            <text:p text:style-name="P0"><text:span text:style-name="T1">10,710.00</text:span></text:p>
          </table:table-cell>
          <table:table-cell table:style-name="C2">
            <text:p text:style-name="P0"><text:span text:style-name="T1">10,710.00</text:span></text:p>
          </table:table-cell>
          <table:table-cell table:style-name="C0"/>
        </table:table-row>
        <table:table-row table:style-name="TBL_0_3_row_3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1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571.21</text:span></text:p>
          </table:table-cell>
          <table:table-cell table:style-name="C2">
            <text:p text:style-name="P0"><text:span text:style-name="T1">11,571.21</text:span></text:p>
          </table:table-cell>
          <table:table-cell table:style-name="C2">
            <text:p text:style-name="P0"><text:span text:style-name="T1">11,571.21</text:span></text:p>
          </table:table-cell>
          <table:table-cell table:style-name="C0"/>
        </table:table-row>
        <table:table-row table:style-name="TBL_0_3_row_3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2</text:span></text:p>
          </table:table-cell>
          <table:table-cell table:style-name="C2">
            <text:p text:style-name="P0"><text:span text:style-name="T1">1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40.00</text:span></text:p>
          </table:table-cell>
          <table:table-cell table:style-name="C2">
            <text:p text:style-name="P0"><text:span text:style-name="T1">12,240.00</text:span></text:p>
          </table:table-cell>
          <table:table-cell table:style-name="C2">
            <text:p text:style-name="P0"><text:span text:style-name="T1">12,240.00</text:span></text:p>
          </table:table-cell>
          <table:table-cell table:style-name="C0"/>
        </table:table-row>
        <table:table-row table:style-name="TBL_0_3_row_3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6</text:span></text:p>
          </table:table-cell>
          <table:table-cell table:style-name="C2">
            <text:p text:style-name="P0"><text:span text:style-name="T1">1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80.00</text:span></text:p>
          </table:table-cell>
          <table:table-cell table:style-name="C2">
            <text:p text:style-name="P0"><text:span text:style-name="T1">12,480.00</text:span></text:p>
          </table:table-cell>
          <table:table-cell table:style-name="C2">
            <text:p text:style-name="P0"><text:span text:style-name="T1">12,480.00</text:span></text:p>
          </table:table-cell>
          <table:table-cell table:style-name="C0"/>
        </table:table-row>
        <table:table-row table:style-name="TBL_0_3_row_3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4</text:span></text:p>
          </table:table-cell>
          <table:table-cell table:style-name="C2">
            <text:p text:style-name="P0"><text:span text:style-name="T1">14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80.00</text:span></text:p>
          </table:table-cell>
          <table:table-cell table:style-name="C2">
            <text:p text:style-name="P0"><text:span text:style-name="T1">14,280.00</text:span></text:p>
          </table:table-cell>
          <table:table-cell table:style-name="C2">
            <text:p text:style-name="P0"><text:span text:style-name="T1">14,280.00</text:span></text:p>
          </table:table-cell>
          <table:table-cell table:style-name="C0"/>
        </table:table-row>
        <table:table-row table:style-name="TBL_0_3_row_3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8</text:span></text:p>
          </table:table-cell>
          <table:table-cell table:style-name="C2">
            <text:p text:style-name="P0"><text:span text:style-name="T1">16,4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80.00</text:span></text:p>
          </table:table-cell>
          <table:table-cell table:style-name="C2">
            <text:p text:style-name="P0"><text:span text:style-name="T1">16,680.00</text:span></text:p>
          </table:table-cell>
          <table:table-cell table:style-name="C2">
            <text:p text:style-name="P0"><text:span text:style-name="T1">16,680.00</text:span></text:p>
          </table:table-cell>
          <table:table-cell table:style-name="C0"/>
        </table:table-row>
      </table:table>
      <table:table table:name="TBL_0_4" table:style-name="TBL_0_4">
        <table:table-column table:style-name="TBL_0_4_col_0">
</table:table-column>
        <table:table-column table:style-name="TBL_0_4_col_1">
</table:table-column>
        <table:table-column table:style-name="TBL_0_4_col_2">
</table:table-column>
        <table:table-column table:style-name="TBL_0_4_col_3">
</table:table-column>
        <table:table-column table:style-name="TBL_0_4_col_4">
</table:table-column>
        <table:table-column table:style-name="TBL_0_4_col_5">
</table:table-column>
        <table:table-column table:style-name="TBL_0_4_col_6">
</table:table-column>
        <table:table-column table:style-name="TBL_0_4_col_7">
</table:table-column>
        <table:table-column table:style-name="TBL_0_4_col_8">
</table:table-column>
        <table:table-column table:style-name="TBL_0_4_col_9">
</table:table-column>
        <table:table-row table:style-name="TBL_0_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0</text:span></text:p>
          </table:table-cell>
          <table:table-cell table:style-name="C2">
            <text:p text:style-name="P0"><text:span text:style-name="T1">2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00.00</text:span></text:p>
          </table:table-cell>
          <table:table-cell table:style-name="C2">
            <text:p text:style-name="P0"><text:span text:style-name="T1">20,400.00</text:span></text:p>
          </table:table-cell>
          <table:table-cell table:style-name="C2">
            <text:p text:style-name="P0"><text:span text:style-name="T1">20,400.00</text:span></text:p>
          </table:table-cell>
          <table:table-cell table:style-name="C0"/>
        </table:table-row>
        <table:table-row table:style-name="TBL_0_4_row_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4</text:span></text:p>
          </table:table-cell>
          <table:table-cell table:style-name="C2">
            <text:p text:style-name="P0"><text:span text:style-name="T1">28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60.00</text:span></text:p>
          </table:table-cell>
          <table:table-cell table:style-name="C2">
            <text:p text:style-name="P0"><text:span text:style-name="T1">28,560.00</text:span></text:p>
          </table:table-cell>
          <table:table-cell table:style-name="C2">
            <text:p text:style-name="P0"><text:span text:style-name="T1">28,560.00</text:span></text:p>
          </table:table-cell>
          <table:table-cell table:style-name="C0"/>
        </table:table-row>
        <table:table-row table:style-name="TBL_0_4_row_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35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700.00</text:span></text:p>
          </table:table-cell>
          <table:table-cell table:style-name="C2">
            <text:p text:style-name="P0"><text:span text:style-name="T1">35,700.00</text:span></text:p>
          </table:table-cell>
          <table:table-cell table:style-name="C2">
            <text:p text:style-name="P0"><text:span text:style-name="T1">35,700.00</text:span></text:p>
          </table:table-cell>
          <table:table-cell table:style-name="C0"/>
        </table:table-row>
        <table:table-row table:style-name="TBL_0_4_row_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2</text:span></text:p>
          </table:table-cell>
          <table:table-cell table:style-name="C2">
            <text:p text:style-name="P0"><text:span text:style-name="T1">36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720.00</text:span></text:p>
          </table:table-cell>
          <table:table-cell table:style-name="C2">
            <text:p text:style-name="P0"><text:span text:style-name="T1">36,720.00</text:span></text:p>
          </table:table-cell>
          <table:table-cell table:style-name="C2">
            <text:p text:style-name="P0"><text:span text:style-name="T1">36,720.00</text:span></text:p>
          </table:table-cell>
          <table:table-cell table:style-name="C0"/>
        </table:table-row>
        <table:table-row table:style-name="TBL_0_4_row_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35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,499.24</text:span></text:p>
          </table:table-cell>
          <table:table-cell table:style-name="C2">
            <text:p text:style-name="P0"><text:span text:style-name="T1">40,499.24</text:span></text:p>
          </table:table-cell>
          <table:table-cell table:style-name="C2">
            <text:p text:style-name="P0"><text:span text:style-name="T1">40,499.24</text:span></text:p>
          </table:table-cell>
          <table:table-cell table:style-name="C0"/>
        </table:table-row>
        <table:table-row table:style-name="TBL_0_4_row_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4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800.00</text:span></text:p>
          </table:table-cell>
          <table:table-cell table:style-name="C2">
            <text:p text:style-name="P0"><text:span text:style-name="T1">40,800.00</text:span></text:p>
          </table:table-cell>
          <table:table-cell table:style-name="C2">
            <text:p text:style-name="P0"><text:span text:style-name="T1">40,800.00</text:span></text:p>
          </table:table-cell>
          <table:table-cell table:style-name="C0"/>
        </table:table-row>
        <table:table-row table:style-name="TBL_0_4_row_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0</text:span></text:p>
          </table:table-cell>
          <table:table-cell table:style-name="C2">
            <text:p text:style-name="P0"><text:span text:style-name="T1">53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,200.00</text:span></text:p>
          </table:table-cell>
          <table:table-cell table:style-name="C2">
            <text:p text:style-name="P0"><text:span text:style-name="T1">55,200.00</text:span></text:p>
          </table:table-cell>
          <table:table-cell table:style-name="C2">
            <text:p text:style-name="P0"><text:span text:style-name="T1">55,200.00</text:span></text:p>
          </table:table-cell>
          <table:table-cell table:style-name="C0"/>
        </table:table-row>
        <table:table-row table:style-name="TBL_0_4_row_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00</text:span></text:p>
          </table:table-cell>
          <table:table-cell table:style-name="C2">
            <text:p text:style-name="P0"><text:span text:style-name="T1">6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60,000.00</text:span></text:p>
          </table:table-cell>
          <table:table-cell table:style-name="C2">
            <text:p text:style-name="P0"><text:span text:style-name="T1">60,000.00</text:span></text:p>
          </table:table-cell>
          <table:table-cell table:style-name="C0"/>
        </table:table-row>
        <table:table-row table:style-name="TBL_0_4_row_9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8</text:span></text:p>
          </table:table-cell>
          <table:table-cell table:style-name="C2">
            <text:p text:style-name="P0"><text:span text:style-name="T1">6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840.00</text:span></text:p>
          </table:table-cell>
          <table:table-cell table:style-name="C2">
            <text:p text:style-name="P0"><text:span text:style-name="T1">60,840.00</text:span></text:p>
          </table:table-cell>
          <table:table-cell table:style-name="C2">
            <text:p text:style-name="P0"><text:span text:style-name="T1">60,840.00</text:span></text:p>
          </table:table-cell>
          <table:table-cell table:style-name="C0"/>
        </table:table-row>
        <table:table-row table:style-name="TBL_0_4_row_10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6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200.00</text:span></text:p>
          </table:table-cell>
          <table:table-cell table:style-name="C2">
            <text:p text:style-name="P0"><text:span text:style-name="T1">61,200.00</text:span></text:p>
          </table:table-cell>
          <table:table-cell table:style-name="C2">
            <text:p text:style-name="P0"><text:span text:style-name="T1">61,200.00</text:span></text:p>
          </table:table-cell>
          <table:table-cell table:style-name="C0"/>
        </table:table-row>
        <table:table-row table:style-name="TBL_0_4_row_1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8</text:span></text:p>
          </table:table-cell>
          <table:table-cell table:style-name="C2">
            <text:p text:style-name="P0"><text:span text:style-name="T1">67,300.00</text:span></text:p>
          </table:table-cell>
          <table:table-cell table:style-name="C2">
            <text:p text:style-name="P0"><text:span text:style-name="T1">2,200.00</text:span></text:p>
          </table:table-cell>
          <table:table-cell table:style-name="C2">
            <text:p text:style-name="P0"><text:span text:style-name="T1">7,003.90</text:span></text:p>
          </table:table-cell>
          <table:table-cell table:style-name="C2">
            <text:p text:style-name="P0"><text:span text:style-name="T1">67,390.00</text:span></text:p>
          </table:table-cell>
          <table:table-cell table:style-name="C2">
            <text:p text:style-name="P0"><text:span text:style-name="T1">67,390.00</text:span></text:p>
          </table:table-cell>
          <table:table-cell table:style-name="C0"/>
        </table:table-row>
        <table:table-row table:style-name="TBL_0_4_row_1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60</text:span></text:p>
          </table:table-cell>
          <table:table-cell table:style-name="C2">
            <text:p text:style-name="P0"><text:span text:style-name="T1">127,525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0,378.51</text:span></text:p>
          </table:table-cell>
          <table:table-cell table:style-name="C2">
            <text:p text:style-name="P0"><text:span text:style-name="T1">147,903.51</text:span></text:p>
          </table:table-cell>
          <table:table-cell table:style-name="C2">
            <text:p text:style-name="P0"><text:span text:style-name="T1">147,903.51</text:span></text:p>
          </table:table-cell>
          <table:table-cell table:style-name="C0"/>
        </table:table-row>
        <table:table-row table:style-name="TBL_0_4_row_1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20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204,000.00</text:span></text:p>
          </table:table-cell>
          <table:table-cell table:style-name="C2">
            <text:p text:style-name="P0"><text:span text:style-name="T1">204,000.00</text:span></text:p>
          </table:table-cell>
          <table:table-cell table:style-name="C0"/>
        </table:table-row>
        <table:table-row table:style-name="TBL_0_4_row_1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2</text:span></text:p>
          </table:table-cell>
          <table:table-cell table:style-name="C2">
            <text:p text:style-name="P0"><text:span text:style-name="T1">24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,800.00</text:span></text:p>
          </table:table-cell>
          <table:table-cell table:style-name="C2">
            <text:p text:style-name="P0"><text:span text:style-name="T1">244,800.00</text:span></text:p>
          </table:table-cell>
          <table:table-cell table:style-name="C2">
            <text:p text:style-name="P0"><text:span text:style-name="T1">244,800.00</text:span></text:p>
          </table:table-cell>
          <table:table-cell table:style-name="C0"/>
        </table:table-row>
        <table:table-row table:style-name="TBL_0_4_row_15">
          <table:table-cell table:style-name="C0"/>
          <table:table-cell table:style-name="C2">
            <text:p text:style-name="P0"><text:span text:style-name="T1">TEST PROSPECT</text:span></text:p>
          </table:table-cell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6</text:span></text:p>
          </table:table-cell>
          <table:table-cell table:style-name="C2">
            <text:p text:style-name="P0"><text:span text:style-name="T1">7,350.00</text:span></text:p>
          </table:table-cell>
          <table:table-cell table:style-name="C2">
            <text:p text:style-name="P0"><text:span text:style-name="T1">2,000.00</text:span></text:p>
          </table:table-cell>
          <table:table-cell table:style-name="C2">
            <text:p text:style-name="P0"><text:span text:style-name="T1">821.38</text:span></text:p>
          </table:table-cell>
          <table:table-cell table:style-name="C2">
            <text:p text:style-name="P0"><text:span text:style-name="T1">8,171.38</text:span></text:p>
          </table:table-cell>
          <table:table-cell table:style-name="C2">
            <text:p text:style-name="P0"><text:span text:style-name="T1">8,171.38</text:span></text:p>
          </table:table-cell>
          <table:table-cell table:style-name="C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</office:styles>
  <office:automatic-styles>
    <style:page-layout style:name="page_0">
      <style:page-layout-properties fo:page-width="9.03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
</file>